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7560000000000002in"/>
    </style:style>
    <style:style style:name="ta1co2" style:family="table-column">
      <style:table-column-properties fo:break-before="auto" style:column-width="1.687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756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756000000000000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1.8250000000000002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1.7560000000000002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1.8250000000000002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87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756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756000000000000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1.8250000000000002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1.7560000000000002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1.8250000000000002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1.coom</text:p>
          </table:table-cell>
          <table:table-cell office:value-type="float" office:value="7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>
          <table:table-cell office:value-type="string">
            <text:p>./citybike2.coom</text:p>
          </table:table-cell>
          <table:table-cell office:value-type="float" office:value="3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;[.$L4];[.$Q4];[.$V4];[.$AA4])" office:value-type="float"/>
          <table:table-cell table:formula="of:=MIN([.$C4];[.$H4];[.$M4];[.$R4];[.$W4];[.$AB4])" office:value-type="float"/>
          <table:table-cell table:formula="of:=MIN([.$D4];[.$I4];[.$N4];[.$S4];[.$X4];[.$AC4])" office:value-type="float"/>
          <table:table-cell table:formula="of:=MIN([.$E4];[.$J4];[.$O4];[.$T4];[.$Y4];[.$AD4])" office:value-type="float"/>
          <table:table-cell table:formula="of:=MIN([.$F4];[.$K4];[.$P4];[.$U4];[.$Z4];[.$AE4])" office:value-type="float"/>
          <table:table-cell table:formula="of:=MEDIAN([.$B4];[.$G4];[.$L4];[.$Q4];[.$V4];[.$AA4])" office:value-type="float"/>
          <table:table-cell table:formula="of:=MEDIAN([.$C4];[.$H4];[.$M4];[.$R4];[.$W4];[.$AB4])" office:value-type="float"/>
          <table:table-cell table:formula="of:=MEDIAN([.$D4];[.$I4];[.$N4];[.$S4];[.$X4];[.$AC4])" office:value-type="float"/>
          <table:table-cell table:formula="of:=MEDIAN([.$E4];[.$J4];[.$O4];[.$T4];[.$Y4];[.$AD4])" office:value-type="float"/>
          <table:table-cell table:formula="of:=MEDIAN([.$F4];[.$K4];[.$P4];[.$U4];[.$Z4];[.$AE4])" office:value-type="float"/>
          <table:table-cell table:formula="of:=MAX([.$B4];[.$G4];[.$L4];[.$Q4];[.$V4];[.$AA4])" office:value-type="float"/>
          <table:table-cell table:formula="of:=MAX([.$C4];[.$H4];[.$M4];[.$R4];[.$W4];[.$AB4])" office:value-type="float"/>
          <table:table-cell table:formula="of:=MAX([.$D4];[.$I4];[.$N4];[.$S4];[.$X4];[.$AC4])" office:value-type="float"/>
          <table:table-cell table:formula="of:=MAX([.$E4];[.$J4];[.$O4];[.$T4];[.$Y4];[.$AD4])" office:value-type="float"/>
          <table:table-cell table:formula="of:=MAX([.$F4];[.$K4];[.$P4];[.$U4];[.$Z4];[.$AE4])" office:value-type="float"/>
        </table:table-row>
        <table:table-row table:style-name="ro1">
          <table:table-cell office:value-type="string">
            <text:p>./citybike3.coom</text:p>
          </table:table-cell>
          <table:table-cell office:value-type="float" office:value="6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;[.$L5];[.$Q5];[.$V5];[.$AA5])" office:value-type="float"/>
          <table:table-cell table:formula="of:=MIN([.$C5];[.$H5];[.$M5];[.$R5];[.$W5];[.$AB5])" office:value-type="float"/>
          <table:table-cell table:formula="of:=MIN([.$D5];[.$I5];[.$N5];[.$S5];[.$X5];[.$AC5])" office:value-type="float"/>
          <table:table-cell table:formula="of:=MIN([.$E5];[.$J5];[.$O5];[.$T5];[.$Y5];[.$AD5])" office:value-type="float"/>
          <table:table-cell table:formula="of:=MIN([.$F5];[.$K5];[.$P5];[.$U5];[.$Z5];[.$AE5])" office:value-type="float"/>
          <table:table-cell table:formula="of:=MEDIAN([.$B5];[.$G5];[.$L5];[.$Q5];[.$V5];[.$AA5])" office:value-type="float"/>
          <table:table-cell table:formula="of:=MEDIAN([.$C5];[.$H5];[.$M5];[.$R5];[.$W5];[.$AB5])" office:value-type="float"/>
          <table:table-cell table:formula="of:=MEDIAN([.$D5];[.$I5];[.$N5];[.$S5];[.$X5];[.$AC5])" office:value-type="float"/>
          <table:table-cell table:formula="of:=MEDIAN([.$E5];[.$J5];[.$O5];[.$T5];[.$Y5];[.$AD5])" office:value-type="float"/>
          <table:table-cell table:formula="of:=MEDIAN([.$F5];[.$K5];[.$P5];[.$U5];[.$Z5];[.$AE5])" office:value-type="float"/>
          <table:table-cell table:formula="of:=MAX([.$B5];[.$G5];[.$L5];[.$Q5];[.$V5];[.$AA5])" office:value-type="float"/>
          <table:table-cell table:formula="of:=MAX([.$C5];[.$H5];[.$M5];[.$R5];[.$W5];[.$AB5])" office:value-type="float"/>
          <table:table-cell table:formula="of:=MAX([.$D5];[.$I5];[.$N5];[.$S5];[.$X5];[.$AC5])" office:value-type="float"/>
          <table:table-cell table:formula="of:=MAX([.$E5];[.$J5];[.$O5];[.$T5];[.$Y5];[.$AD5])" office:value-type="float"/>
          <table:table-cell table:formula="of:=MAX([.$F5];[.$K5];[.$P5];[.$U5];[.$Z5];[.$AE5])" office:value-type="float"/>
        </table:table-row>
        <table:table-row table:style-name="ro1">
          <table:table-cell office:value-type="string">
            <text:p>./citybike4.coom</text:p>
          </table:table-cell>
          <table:table-cell office:value-type="float" office:value="2.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;[.$L6];[.$Q6];[.$V6];[.$AA6])" office:value-type="float"/>
          <table:table-cell table:formula="of:=MIN([.$C6];[.$H6];[.$M6];[.$R6];[.$W6];[.$AB6])" office:value-type="float"/>
          <table:table-cell table:formula="of:=MIN([.$D6];[.$I6];[.$N6];[.$S6];[.$X6];[.$AC6])" office:value-type="float"/>
          <table:table-cell table:formula="of:=MIN([.$E6];[.$J6];[.$O6];[.$T6];[.$Y6];[.$AD6])" office:value-type="float"/>
          <table:table-cell table:formula="of:=MIN([.$F6];[.$K6];[.$P6];[.$U6];[.$Z6];[.$AE6])" office:value-type="float"/>
          <table:table-cell table:formula="of:=MEDIAN([.$B6];[.$G6];[.$L6];[.$Q6];[.$V6];[.$AA6])" office:value-type="float"/>
          <table:table-cell table:formula="of:=MEDIAN([.$C6];[.$H6];[.$M6];[.$R6];[.$W6];[.$AB6])" office:value-type="float"/>
          <table:table-cell table:formula="of:=MEDIAN([.$D6];[.$I6];[.$N6];[.$S6];[.$X6];[.$AC6])" office:value-type="float"/>
          <table:table-cell table:formula="of:=MEDIAN([.$E6];[.$J6];[.$O6];[.$T6];[.$Y6];[.$AD6])" office:value-type="float"/>
          <table:table-cell table:formula="of:=MEDIAN([.$F6];[.$K6];[.$P6];[.$U6];[.$Z6];[.$AE6])" office:value-type="float"/>
          <table:table-cell table:formula="of:=MAX([.$B6];[.$G6];[.$L6];[.$Q6];[.$V6];[.$AA6])" office:value-type="float"/>
          <table:table-cell table:formula="of:=MAX([.$C6];[.$H6];[.$M6];[.$R6];[.$W6];[.$AB6])" office:value-type="float"/>
          <table:table-cell table:formula="of:=MAX([.$D6];[.$I6];[.$N6];[.$S6];[.$X6];[.$AC6])" office:value-type="float"/>
          <table:table-cell table:formula="of:=MAX([.$E6];[.$J6];[.$O6];[.$T6];[.$Y6];[.$AD6])" office:value-type="float"/>
          <table:table-cell table:formula="of:=MAX([.$F6];[.$K6];[.$P6];[.$U6];[.$Z6];[.$AE6])" office:value-type="float"/>
        </table:table-row>
        <table:table-row table:style-name="ro1">
          <table:table-cell office:value-type="string">
            <text:p>./citybike5.coom</text:p>
          </table:table-cell>
          <table:table-cell office:value-type="float" office:value="3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;[.$L7];[.$Q7];[.$V7];[.$AA7])" office:value-type="float"/>
          <table:table-cell table:formula="of:=MIN([.$C7];[.$H7];[.$M7];[.$R7];[.$W7];[.$AB7])" office:value-type="float"/>
          <table:table-cell table:formula="of:=MIN([.$D7];[.$I7];[.$N7];[.$S7];[.$X7];[.$AC7])" office:value-type="float"/>
          <table:table-cell table:formula="of:=MIN([.$E7];[.$J7];[.$O7];[.$T7];[.$Y7];[.$AD7])" office:value-type="float"/>
          <table:table-cell table:formula="of:=MIN([.$F7];[.$K7];[.$P7];[.$U7];[.$Z7];[.$AE7])" office:value-type="float"/>
          <table:table-cell table:formula="of:=MEDIAN([.$B7];[.$G7];[.$L7];[.$Q7];[.$V7];[.$AA7])" office:value-type="float"/>
          <table:table-cell table:formula="of:=MEDIAN([.$C7];[.$H7];[.$M7];[.$R7];[.$W7];[.$AB7])" office:value-type="float"/>
          <table:table-cell table:formula="of:=MEDIAN([.$D7];[.$I7];[.$N7];[.$S7];[.$X7];[.$AC7])" office:value-type="float"/>
          <table:table-cell table:formula="of:=MEDIAN([.$E7];[.$J7];[.$O7];[.$T7];[.$Y7];[.$AD7])" office:value-type="float"/>
          <table:table-cell table:formula="of:=MEDIAN([.$F7];[.$K7];[.$P7];[.$U7];[.$Z7];[.$AE7])" office:value-type="float"/>
          <table:table-cell table:formula="of:=MAX([.$B7];[.$G7];[.$L7];[.$Q7];[.$V7];[.$AA7])" office:value-type="float"/>
          <table:table-cell table:formula="of:=MAX([.$C7];[.$H7];[.$M7];[.$R7];[.$W7];[.$AB7])" office:value-type="float"/>
          <table:table-cell table:formula="of:=MAX([.$D7];[.$I7];[.$N7];[.$S7];[.$X7];[.$AC7])" office:value-type="float"/>
          <table:table-cell table:formula="of:=MAX([.$E7];[.$J7];[.$O7];[.$T7];[.$Y7];[.$AD7])" office:value-type="float"/>
          <table:table-cell table:formula="of:=MAX([.$F7];[.$K7];[.$P7];[.$U7];[.$Z7];[.$AE7])" office:value-type="float"/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5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1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1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;[.$L8];[.$Q8];[.$V8];[.$AA8])" office:value-type="float"/>
          <table:table-cell table:formula="of:=MIN([.$C8];[.$H8];[.$M8];[.$R8];[.$W8];[.$AB8])" office:value-type="float"/>
          <table:table-cell table:formula="of:=MIN([.$D8];[.$I8];[.$N8];[.$S8];[.$X8];[.$AC8])" office:value-type="float"/>
          <table:table-cell table:formula="of:=MIN([.$E8];[.$J8];[.$O8];[.$T8];[.$Y8];[.$AD8])" office:value-type="float"/>
          <table:table-cell table:formula="of:=MIN([.$F8];[.$K8];[.$P8];[.$U8];[.$Z8];[.$AE8])" office:value-type="float"/>
          <table:table-cell table:formula="of:=MEDIAN([.$B8];[.$G8];[.$L8];[.$Q8];[.$V8];[.$AA8])" office:value-type="float"/>
          <table:table-cell table:formula="of:=MEDIAN([.$C8];[.$H8];[.$M8];[.$R8];[.$W8];[.$AB8])" office:value-type="float"/>
          <table:table-cell table:formula="of:=MEDIAN([.$D8];[.$I8];[.$N8];[.$S8];[.$X8];[.$AC8])" office:value-type="float"/>
          <table:table-cell table:formula="of:=MEDIAN([.$E8];[.$J8];[.$O8];[.$T8];[.$Y8];[.$AD8])" office:value-type="float"/>
          <table:table-cell table:formula="of:=MEDIAN([.$F8];[.$K8];[.$P8];[.$U8];[.$Z8];[.$AE8])" office:value-type="float"/>
          <table:table-cell table:formula="of:=MAX([.$B8];[.$G8];[.$L8];[.$Q8];[.$V8];[.$AA8])" office:value-type="float"/>
          <table:table-cell table:formula="of:=MAX([.$C8];[.$H8];[.$M8];[.$R8];[.$W8];[.$AB8])" office:value-type="float"/>
          <table:table-cell table:formula="of:=MAX([.$D8];[.$I8];[.$N8];[.$S8];[.$X8];[.$AC8])" office:value-type="float"/>
          <table:table-cell table:formula="of:=MAX([.$E8];[.$J8];[.$O8];[.$T8];[.$Y8];[.$AD8])" office:value-type="float"/>
          <table:table-cell table:formula="of:=MAX([.$F8];[.$K8];[.$P8];[.$U8];[.$Z8];[.$AE8])" office:value-type="float"/>
        </table:table-row>
        <table:table-row table:style-name="ro1">
          <table:table-cell office:value-type="string">
            <text:p>./restaurant100_270.coom</text:p>
          </table:table-cell>
          <table:table-cell office:value-type="float" office:value="5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6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5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;[.$L9];[.$Q9];[.$V9];[.$AA9])" office:value-type="float"/>
          <table:table-cell table:formula="of:=MIN([.$C9];[.$H9];[.$M9];[.$R9];[.$W9];[.$AB9])" office:value-type="float"/>
          <table:table-cell table:formula="of:=MIN([.$D9];[.$I9];[.$N9];[.$S9];[.$X9];[.$AC9])" office:value-type="float"/>
          <table:table-cell table:formula="of:=MIN([.$E9];[.$J9];[.$O9];[.$T9];[.$Y9];[.$AD9])" office:value-type="float"/>
          <table:table-cell table:formula="of:=MIN([.$F9];[.$K9];[.$P9];[.$U9];[.$Z9];[.$AE9])" office:value-type="float"/>
          <table:table-cell table:formula="of:=MEDIAN([.$B9];[.$G9];[.$L9];[.$Q9];[.$V9];[.$AA9])" office:value-type="float"/>
          <table:table-cell table:formula="of:=MEDIAN([.$C9];[.$H9];[.$M9];[.$R9];[.$W9];[.$AB9])" office:value-type="float"/>
          <table:table-cell table:formula="of:=MEDIAN([.$D9];[.$I9];[.$N9];[.$S9];[.$X9];[.$AC9])" office:value-type="float"/>
          <table:table-cell table:formula="of:=MEDIAN([.$E9];[.$J9];[.$O9];[.$T9];[.$Y9];[.$AD9])" office:value-type="float"/>
          <table:table-cell table:formula="of:=MEDIAN([.$F9];[.$K9];[.$P9];[.$U9];[.$Z9];[.$AE9])" office:value-type="float"/>
          <table:table-cell table:formula="of:=MAX([.$B9];[.$G9];[.$L9];[.$Q9];[.$V9];[.$AA9])" office:value-type="float"/>
          <table:table-cell table:formula="of:=MAX([.$C9];[.$H9];[.$M9];[.$R9];[.$W9];[.$AB9])" office:value-type="float"/>
          <table:table-cell table:formula="of:=MAX([.$D9];[.$I9];[.$N9];[.$S9];[.$X9];[.$AC9])" office:value-type="float"/>
          <table:table-cell table:formula="of:=MAX([.$E9];[.$J9];[.$O9];[.$T9];[.$Y9];[.$AD9])" office:value-type="float"/>
          <table:table-cell table:formula="of:=MAX([.$F9];[.$K9];[.$P9];[.$U9];[.$Z9];[.$AE9])" office:value-type="float"/>
        </table:table-row>
        <table:table-row table:style-name="ro1">
          <table:table-cell office:value-type="string">
            <text:p>./restaurant100_340.coom</text:p>
          </table:table-cell>
          <table:table-cell office:value-type="float" office:value="3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4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4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;[.$L10];[.$Q10];[.$V10];[.$AA10])" office:value-type="float"/>
          <table:table-cell table:formula="of:=MIN([.$C10];[.$H10];[.$M10];[.$R10];[.$W10];[.$AB10])" office:value-type="float"/>
          <table:table-cell table:formula="of:=MIN([.$D10];[.$I10];[.$N10];[.$S10];[.$X10];[.$AC10])" office:value-type="float"/>
          <table:table-cell table:formula="of:=MIN([.$E10];[.$J10];[.$O10];[.$T10];[.$Y10];[.$AD10])" office:value-type="float"/>
          <table:table-cell table:formula="of:=MIN([.$F10];[.$K10];[.$P10];[.$U10];[.$Z10];[.$AE10])" office:value-type="float"/>
          <table:table-cell table:formula="of:=MEDIAN([.$B10];[.$G10];[.$L10];[.$Q10];[.$V10];[.$AA10])" office:value-type="float"/>
          <table:table-cell table:formula="of:=MEDIAN([.$C10];[.$H10];[.$M10];[.$R10];[.$W10];[.$AB10])" office:value-type="float"/>
          <table:table-cell table:formula="of:=MEDIAN([.$D10];[.$I10];[.$N10];[.$S10];[.$X10];[.$AC10])" office:value-type="float"/>
          <table:table-cell table:formula="of:=MEDIAN([.$E10];[.$J10];[.$O10];[.$T10];[.$Y10];[.$AD10])" office:value-type="float"/>
          <table:table-cell table:formula="of:=MEDIAN([.$F10];[.$K10];[.$P10];[.$U10];[.$Z10];[.$AE10])" office:value-type="float"/>
          <table:table-cell table:formula="of:=MAX([.$B10];[.$G10];[.$L10];[.$Q10];[.$V10];[.$AA10])" office:value-type="float"/>
          <table:table-cell table:formula="of:=MAX([.$C10];[.$H10];[.$M10];[.$R10];[.$W10];[.$AB10])" office:value-type="float"/>
          <table:table-cell table:formula="of:=MAX([.$D10];[.$I10];[.$N10];[.$S10];[.$X10];[.$AC10])" office:value-type="float"/>
          <table:table-cell table:formula="of:=MAX([.$E10];[.$J10];[.$O10];[.$T10];[.$Y10];[.$AD10])" office:value-type="float"/>
          <table:table-cell table:formula="of:=MAX([.$F10];[.$K10];[.$P10];[.$U10];[.$Z10];[.$AE10])" office:value-type="float"/>
        </table:table-row>
        <table:table-row table:style-name="ro1">
          <table:table-cell office:value-type="string">
            <text:p>./restaurant100_410.coom</text:p>
          </table:table-cell>
          <table:table-cell office:value-type="float" office:value="3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6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;[.$L11];[.$Q11];[.$V11];[.$AA11])" office:value-type="float"/>
          <table:table-cell table:formula="of:=MIN([.$C11];[.$H11];[.$M11];[.$R11];[.$W11];[.$AB11])" office:value-type="float"/>
          <table:table-cell table:formula="of:=MIN([.$D11];[.$I11];[.$N11];[.$S11];[.$X11];[.$AC11])" office:value-type="float"/>
          <table:table-cell table:formula="of:=MIN([.$E11];[.$J11];[.$O11];[.$T11];[.$Y11];[.$AD11])" office:value-type="float"/>
          <table:table-cell table:formula="of:=MIN([.$F11];[.$K11];[.$P11];[.$U11];[.$Z11];[.$AE11])" office:value-type="float"/>
          <table:table-cell table:formula="of:=MEDIAN([.$B11];[.$G11];[.$L11];[.$Q11];[.$V11];[.$AA11])" office:value-type="float"/>
          <table:table-cell table:formula="of:=MEDIAN([.$C11];[.$H11];[.$M11];[.$R11];[.$W11];[.$AB11])" office:value-type="float"/>
          <table:table-cell table:formula="of:=MEDIAN([.$D11];[.$I11];[.$N11];[.$S11];[.$X11];[.$AC11])" office:value-type="float"/>
          <table:table-cell table:formula="of:=MEDIAN([.$E11];[.$J11];[.$O11];[.$T11];[.$Y11];[.$AD11])" office:value-type="float"/>
          <table:table-cell table:formula="of:=MEDIAN([.$F11];[.$K11];[.$P11];[.$U11];[.$Z11];[.$AE11])" office:value-type="float"/>
          <table:table-cell table:formula="of:=MAX([.$B11];[.$G11];[.$L11];[.$Q11];[.$V11];[.$AA11])" office:value-type="float"/>
          <table:table-cell table:formula="of:=MAX([.$C11];[.$H11];[.$M11];[.$R11];[.$W11];[.$AB11])" office:value-type="float"/>
          <table:table-cell table:formula="of:=MAX([.$D11];[.$I11];[.$N11];[.$S11];[.$X11];[.$AC11])" office:value-type="float"/>
          <table:table-cell table:formula="of:=MAX([.$E11];[.$J11];[.$O11];[.$T11];[.$Y11];[.$AD11])" office:value-type="float"/>
          <table:table-cell table:formula="of:=MAX([.$F11];[.$K11];[.$P11];[.$U11];[.$Z11];[.$AE11])" office:value-type="float"/>
        </table:table-row>
        <table:table-row table:style-name="ro1">
          <table:table-cell office:value-type="string">
            <text:p>./restaurant100_480.coom</text:p>
          </table:table-cell>
          <table:table-cell office:value-type="float" office:value="7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9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;[.$L12];[.$Q12];[.$V12];[.$AA12])" office:value-type="float"/>
          <table:table-cell table:formula="of:=MIN([.$C12];[.$H12];[.$M12];[.$R12];[.$W12];[.$AB12])" office:value-type="float"/>
          <table:table-cell table:formula="of:=MIN([.$D12];[.$I12];[.$N12];[.$S12];[.$X12];[.$AC12])" office:value-type="float"/>
          <table:table-cell table:formula="of:=MIN([.$E12];[.$J12];[.$O12];[.$T12];[.$Y12];[.$AD12])" office:value-type="float"/>
          <table:table-cell table:formula="of:=MIN([.$F12];[.$K12];[.$P12];[.$U12];[.$Z12];[.$AE12])" office:value-type="float"/>
          <table:table-cell table:formula="of:=MEDIAN([.$B12];[.$G12];[.$L12];[.$Q12];[.$V12];[.$AA12])" office:value-type="float"/>
          <table:table-cell table:formula="of:=MEDIAN([.$C12];[.$H12];[.$M12];[.$R12];[.$W12];[.$AB12])" office:value-type="float"/>
          <table:table-cell table:formula="of:=MEDIAN([.$D12];[.$I12];[.$N12];[.$S12];[.$X12];[.$AC12])" office:value-type="float"/>
          <table:table-cell table:formula="of:=MEDIAN([.$E12];[.$J12];[.$O12];[.$T12];[.$Y12];[.$AD12])" office:value-type="float"/>
          <table:table-cell table:formula="of:=MEDIAN([.$F12];[.$K12];[.$P12];[.$U12];[.$Z12];[.$AE12])" office:value-type="float"/>
          <table:table-cell table:formula="of:=MAX([.$B12];[.$G12];[.$L12];[.$Q12];[.$V12];[.$AA12])" office:value-type="float"/>
          <table:table-cell table:formula="of:=MAX([.$C12];[.$H12];[.$M12];[.$R12];[.$W12];[.$AB12])" office:value-type="float"/>
          <table:table-cell table:formula="of:=MAX([.$D12];[.$I12];[.$N12];[.$S12];[.$X12];[.$AC12])" office:value-type="float"/>
          <table:table-cell table:formula="of:=MAX([.$E12];[.$J12];[.$O12];[.$T12];[.$Y12];[.$AD12])" office:value-type="float"/>
          <table:table-cell table:formula="of:=MAX([.$F12];[.$K12];[.$P12];[.$U12];[.$Z12];[.$AE12])" office:value-type="float"/>
        </table:table-row>
        <table:table-row table:style-name="ro1">
          <table:table-cell office:value-type="string">
            <text:p>./restaurant100_550.coom</text:p>
          </table:table-cell>
          <table:table-cell office:value-type="float" office:value="5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9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;[.$L13];[.$Q13];[.$V13];[.$AA13])" office:value-type="float"/>
          <table:table-cell table:formula="of:=MIN([.$C13];[.$H13];[.$M13];[.$R13];[.$W13];[.$AB13])" office:value-type="float"/>
          <table:table-cell table:formula="of:=MIN([.$D13];[.$I13];[.$N13];[.$S13];[.$X13];[.$AC13])" office:value-type="float"/>
          <table:table-cell table:formula="of:=MIN([.$E13];[.$J13];[.$O13];[.$T13];[.$Y13];[.$AD13])" office:value-type="float"/>
          <table:table-cell table:formula="of:=MIN([.$F13];[.$K13];[.$P13];[.$U13];[.$Z13];[.$AE13])" office:value-type="float"/>
          <table:table-cell table:formula="of:=MEDIAN([.$B13];[.$G13];[.$L13];[.$Q13];[.$V13];[.$AA13])" office:value-type="float"/>
          <table:table-cell table:formula="of:=MEDIAN([.$C13];[.$H13];[.$M13];[.$R13];[.$W13];[.$AB13])" office:value-type="float"/>
          <table:table-cell table:formula="of:=MEDIAN([.$D13];[.$I13];[.$N13];[.$S13];[.$X13];[.$AC13])" office:value-type="float"/>
          <table:table-cell table:formula="of:=MEDIAN([.$E13];[.$J13];[.$O13];[.$T13];[.$Y13];[.$AD13])" office:value-type="float"/>
          <table:table-cell table:formula="of:=MEDIAN([.$F13];[.$K13];[.$P13];[.$U13];[.$Z13];[.$AE13])" office:value-type="float"/>
          <table:table-cell table:formula="of:=MAX([.$B13];[.$G13];[.$L13];[.$Q13];[.$V13];[.$AA13])" office:value-type="float"/>
          <table:table-cell table:formula="of:=MAX([.$C13];[.$H13];[.$M13];[.$R13];[.$W13];[.$AB13])" office:value-type="float"/>
          <table:table-cell table:formula="of:=MAX([.$D13];[.$I13];[.$N13];[.$S13];[.$X13];[.$AC13])" office:value-type="float"/>
          <table:table-cell table:formula="of:=MAX([.$E13];[.$J13];[.$O13];[.$T13];[.$Y13];[.$AD13])" office:value-type="float"/>
          <table:table-cell table:formula="of:=MAX([.$F13];[.$K13];[.$P13];[.$U13];[.$Z13];[.$AE13])" office:value-type="float"/>
        </table:table-row>
        <table:table-row table:style-name="ro1">
          <table:table-cell office:value-type="string">
            <text:p>./restaurant100_620.coom</text:p>
          </table:table-cell>
          <table:table-cell office:value-type="float" office:value="3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;[.$L14];[.$Q14];[.$V14];[.$AA14])" office:value-type="float"/>
          <table:table-cell table:formula="of:=MIN([.$C14];[.$H14];[.$M14];[.$R14];[.$W14];[.$AB14])" office:value-type="float"/>
          <table:table-cell table:formula="of:=MIN([.$D14];[.$I14];[.$N14];[.$S14];[.$X14];[.$AC14])" office:value-type="float"/>
          <table:table-cell table:formula="of:=MIN([.$E14];[.$J14];[.$O14];[.$T14];[.$Y14];[.$AD14])" office:value-type="float"/>
          <table:table-cell table:formula="of:=MIN([.$F14];[.$K14];[.$P14];[.$U14];[.$Z14];[.$AE14])" office:value-type="float"/>
          <table:table-cell table:formula="of:=MEDIAN([.$B14];[.$G14];[.$L14];[.$Q14];[.$V14];[.$AA14])" office:value-type="float"/>
          <table:table-cell table:formula="of:=MEDIAN([.$C14];[.$H14];[.$M14];[.$R14];[.$W14];[.$AB14])" office:value-type="float"/>
          <table:table-cell table:formula="of:=MEDIAN([.$D14];[.$I14];[.$N14];[.$S14];[.$X14];[.$AC14])" office:value-type="float"/>
          <table:table-cell table:formula="of:=MEDIAN([.$E14];[.$J14];[.$O14];[.$T14];[.$Y14];[.$AD14])" office:value-type="float"/>
          <table:table-cell table:formula="of:=MEDIAN([.$F14];[.$K14];[.$P14];[.$U14];[.$Z14];[.$AE14])" office:value-type="float"/>
          <table:table-cell table:formula="of:=MAX([.$B14];[.$G14];[.$L14];[.$Q14];[.$V14];[.$AA14])" office:value-type="float"/>
          <table:table-cell table:formula="of:=MAX([.$C14];[.$H14];[.$M14];[.$R14];[.$W14];[.$AB14])" office:value-type="float"/>
          <table:table-cell table:formula="of:=MAX([.$D14];[.$I14];[.$N14];[.$S14];[.$X14];[.$AC14])" office:value-type="float"/>
          <table:table-cell table:formula="of:=MAX([.$E14];[.$J14];[.$O14];[.$T14];[.$Y14];[.$AD14])" office:value-type="float"/>
          <table:table-cell table:formula="of:=MAX([.$F14];[.$K14];[.$P14];[.$U14];[.$Z14];[.$AE14])" office:value-type="float"/>
        </table:table-row>
        <table:table-row table:style-name="ro1">
          <table:table-cell office:value-type="string">
            <text:p>./restaurant100_690.coom</text:p>
          </table:table-cell>
          <table:table-cell office:value-type="float" office:value="7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7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;[.$L15];[.$Q15];[.$V15];[.$AA15])" office:value-type="float"/>
          <table:table-cell table:formula="of:=MIN([.$C15];[.$H15];[.$M15];[.$R15];[.$W15];[.$AB15])" office:value-type="float"/>
          <table:table-cell table:formula="of:=MIN([.$D15];[.$I15];[.$N15];[.$S15];[.$X15];[.$AC15])" office:value-type="float"/>
          <table:table-cell table:formula="of:=MIN([.$E15];[.$J15];[.$O15];[.$T15];[.$Y15];[.$AD15])" office:value-type="float"/>
          <table:table-cell table:formula="of:=MIN([.$F15];[.$K15];[.$P15];[.$U15];[.$Z15];[.$AE15])" office:value-type="float"/>
          <table:table-cell table:formula="of:=MEDIAN([.$B15];[.$G15];[.$L15];[.$Q15];[.$V15];[.$AA15])" office:value-type="float"/>
          <table:table-cell table:formula="of:=MEDIAN([.$C15];[.$H15];[.$M15];[.$R15];[.$W15];[.$AB15])" office:value-type="float"/>
          <table:table-cell table:formula="of:=MEDIAN([.$D15];[.$I15];[.$N15];[.$S15];[.$X15];[.$AC15])" office:value-type="float"/>
          <table:table-cell table:formula="of:=MEDIAN([.$E15];[.$J15];[.$O15];[.$T15];[.$Y15];[.$AD15])" office:value-type="float"/>
          <table:table-cell table:formula="of:=MEDIAN([.$F15];[.$K15];[.$P15];[.$U15];[.$Z15];[.$AE15])" office:value-type="float"/>
          <table:table-cell table:formula="of:=MAX([.$B15];[.$G15];[.$L15];[.$Q15];[.$V15];[.$AA15])" office:value-type="float"/>
          <table:table-cell table:formula="of:=MAX([.$C15];[.$H15];[.$M15];[.$R15];[.$W15];[.$AB15])" office:value-type="float"/>
          <table:table-cell table:formula="of:=MAX([.$D15];[.$I15];[.$N15];[.$S15];[.$X15];[.$AC15])" office:value-type="float"/>
          <table:table-cell table:formula="of:=MAX([.$E15];[.$J15];[.$O15];[.$T15];[.$Y15];[.$AD15])" office:value-type="float"/>
          <table:table-cell table:formula="of:=MAX([.$F15];[.$K15];[.$P15];[.$U15];[.$Z15];[.$AE15])" office:value-type="float"/>
        </table:table-row>
        <table:table-row table:style-name="ro1">
          <table:table-cell office:value-type="string">
            <text:p>./restaurant20_110.coom</text:p>
          </table:table-cell>
          <table:table-cell office:value-type="float" office:value="2.8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4.0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;[.$L16];[.$Q16];[.$V16];[.$AA16])" office:value-type="float"/>
          <table:table-cell table:formula="of:=MIN([.$C16];[.$H16];[.$M16];[.$R16];[.$W16];[.$AB16])" office:value-type="float"/>
          <table:table-cell table:formula="of:=MIN([.$D16];[.$I16];[.$N16];[.$S16];[.$X16];[.$AC16])" office:value-type="float"/>
          <table:table-cell table:formula="of:=MIN([.$E16];[.$J16];[.$O16];[.$T16];[.$Y16];[.$AD16])" office:value-type="float"/>
          <table:table-cell table:formula="of:=MIN([.$F16];[.$K16];[.$P16];[.$U16];[.$Z16];[.$AE16])" office:value-type="float"/>
          <table:table-cell table:formula="of:=MEDIAN([.$B16];[.$G16];[.$L16];[.$Q16];[.$V16];[.$AA16])" office:value-type="float"/>
          <table:table-cell table:formula="of:=MEDIAN([.$C16];[.$H16];[.$M16];[.$R16];[.$W16];[.$AB16])" office:value-type="float"/>
          <table:table-cell table:formula="of:=MEDIAN([.$D16];[.$I16];[.$N16];[.$S16];[.$X16];[.$AC16])" office:value-type="float"/>
          <table:table-cell table:formula="of:=MEDIAN([.$E16];[.$J16];[.$O16];[.$T16];[.$Y16];[.$AD16])" office:value-type="float"/>
          <table:table-cell table:formula="of:=MEDIAN([.$F16];[.$K16];[.$P16];[.$U16];[.$Z16];[.$AE16])" office:value-type="float"/>
          <table:table-cell table:formula="of:=MAX([.$B16];[.$G16];[.$L16];[.$Q16];[.$V16];[.$AA16])" office:value-type="float"/>
          <table:table-cell table:formula="of:=MAX([.$C16];[.$H16];[.$M16];[.$R16];[.$W16];[.$AB16])" office:value-type="float"/>
          <table:table-cell table:formula="of:=MAX([.$D16];[.$I16];[.$N16];[.$S16];[.$X16];[.$AC16])" office:value-type="float"/>
          <table:table-cell table:formula="of:=MAX([.$E16];[.$J16];[.$O16];[.$T16];[.$Y16];[.$AD16])" office:value-type="float"/>
          <table:table-cell table:formula="of:=MAX([.$F16];[.$K16];[.$P16];[.$U16];[.$Z16];[.$AE16])" office:value-type="float"/>
        </table:table-row>
        <table:table-row table:style-name="ro1">
          <table:table-cell office:value-type="string">
            <text:p>./restaurant20_40.coom</text:p>
          </table:table-cell>
          <table:table-cell office:value-type="float" office:value="4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;[.$L17];[.$Q17];[.$V17];[.$AA17])" office:value-type="float"/>
          <table:table-cell table:formula="of:=MIN([.$C17];[.$H17];[.$M17];[.$R17];[.$W17];[.$AB17])" office:value-type="float"/>
          <table:table-cell table:formula="of:=MIN([.$D17];[.$I17];[.$N17];[.$S17];[.$X17];[.$AC17])" office:value-type="float"/>
          <table:table-cell table:formula="of:=MIN([.$E17];[.$J17];[.$O17];[.$T17];[.$Y17];[.$AD17])" office:value-type="float"/>
          <table:table-cell table:formula="of:=MIN([.$F17];[.$K17];[.$P17];[.$U17];[.$Z17];[.$AE17])" office:value-type="float"/>
          <table:table-cell table:formula="of:=MEDIAN([.$B17];[.$G17];[.$L17];[.$Q17];[.$V17];[.$AA17])" office:value-type="float"/>
          <table:table-cell table:formula="of:=MEDIAN([.$C17];[.$H17];[.$M17];[.$R17];[.$W17];[.$AB17])" office:value-type="float"/>
          <table:table-cell table:formula="of:=MEDIAN([.$D17];[.$I17];[.$N17];[.$S17];[.$X17];[.$AC17])" office:value-type="float"/>
          <table:table-cell table:formula="of:=MEDIAN([.$E17];[.$J17];[.$O17];[.$T17];[.$Y17];[.$AD17])" office:value-type="float"/>
          <table:table-cell table:formula="of:=MEDIAN([.$F17];[.$K17];[.$P17];[.$U17];[.$Z17];[.$AE17])" office:value-type="float"/>
          <table:table-cell table:formula="of:=MAX([.$B17];[.$G17];[.$L17];[.$Q17];[.$V17];[.$AA17])" office:value-type="float"/>
          <table:table-cell table:formula="of:=MAX([.$C17];[.$H17];[.$M17];[.$R17];[.$W17];[.$AB17])" office:value-type="float"/>
          <table:table-cell table:formula="of:=MAX([.$D17];[.$I17];[.$N17];[.$S17];[.$X17];[.$AC17])" office:value-type="float"/>
          <table:table-cell table:formula="of:=MAX([.$E17];[.$J17];[.$O17];[.$T17];[.$Y17];[.$AD17])" office:value-type="float"/>
          <table:table-cell table:formula="of:=MAX([.$F17];[.$K17];[.$P17];[.$U17];[.$Z17];[.$AE17])" office:value-type="float"/>
        </table:table-row>
        <table:table-row table:style-name="ro1">
          <table:table-cell office:value-type="string">
            <text:p>./restaurant50_100.coom</text:p>
          </table:table-cell>
          <table:table-cell office:value-type="float" office:value="7.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;[.$L18];[.$Q18];[.$V18];[.$AA18])" office:value-type="float"/>
          <table:table-cell table:formula="of:=MIN([.$C18];[.$H18];[.$M18];[.$R18];[.$W18];[.$AB18])" office:value-type="float"/>
          <table:table-cell table:formula="of:=MIN([.$D18];[.$I18];[.$N18];[.$S18];[.$X18];[.$AC18])" office:value-type="float"/>
          <table:table-cell table:formula="of:=MIN([.$E18];[.$J18];[.$O18];[.$T18];[.$Y18];[.$AD18])" office:value-type="float"/>
          <table:table-cell table:formula="of:=MIN([.$F18];[.$K18];[.$P18];[.$U18];[.$Z18];[.$AE18])" office:value-type="float"/>
          <table:table-cell table:formula="of:=MEDIAN([.$B18];[.$G18];[.$L18];[.$Q18];[.$V18];[.$AA18])" office:value-type="float"/>
          <table:table-cell table:formula="of:=MEDIAN([.$C18];[.$H18];[.$M18];[.$R18];[.$W18];[.$AB18])" office:value-type="float"/>
          <table:table-cell table:formula="of:=MEDIAN([.$D18];[.$I18];[.$N18];[.$S18];[.$X18];[.$AC18])" office:value-type="float"/>
          <table:table-cell table:formula="of:=MEDIAN([.$E18];[.$J18];[.$O18];[.$T18];[.$Y18];[.$AD18])" office:value-type="float"/>
          <table:table-cell table:formula="of:=MEDIAN([.$F18];[.$K18];[.$P18];[.$U18];[.$Z18];[.$AE18])" office:value-type="float"/>
          <table:table-cell table:formula="of:=MAX([.$B18];[.$G18];[.$L18];[.$Q18];[.$V18];[.$AA18])" office:value-type="float"/>
          <table:table-cell table:formula="of:=MAX([.$C18];[.$H18];[.$M18];[.$R18];[.$W18];[.$AB18])" office:value-type="float"/>
          <table:table-cell table:formula="of:=MAX([.$D18];[.$I18];[.$N18];[.$S18];[.$X18];[.$AC18])" office:value-type="float"/>
          <table:table-cell table:formula="of:=MAX([.$E18];[.$J18];[.$O18];[.$T18];[.$Y18];[.$AD18])" office:value-type="float"/>
          <table:table-cell table:formula="of:=MAX([.$F18];[.$K18];[.$P18];[.$U18];[.$Z18];[.$AE18])" office:value-type="float"/>
        </table:table-row>
        <table:table-row table:style-name="ro1">
          <table:table-cell office:value-type="string">
            <text:p>./restaurant50_170.coom</text:p>
          </table:table-cell>
          <table:table-cell office:value-type="float" office:value="3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4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8.7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;[.$L19];[.$Q19];[.$V19];[.$AA19])" office:value-type="float"/>
          <table:table-cell table:formula="of:=MIN([.$C19];[.$H19];[.$M19];[.$R19];[.$W19];[.$AB19])" office:value-type="float"/>
          <table:table-cell table:formula="of:=MIN([.$D19];[.$I19];[.$N19];[.$S19];[.$X19];[.$AC19])" office:value-type="float"/>
          <table:table-cell table:formula="of:=MIN([.$E19];[.$J19];[.$O19];[.$T19];[.$Y19];[.$AD19])" office:value-type="float"/>
          <table:table-cell table:formula="of:=MIN([.$F19];[.$K19];[.$P19];[.$U19];[.$Z19];[.$AE19])" office:value-type="float"/>
          <table:table-cell table:formula="of:=MEDIAN([.$B19];[.$G19];[.$L19];[.$Q19];[.$V19];[.$AA19])" office:value-type="float"/>
          <table:table-cell table:formula="of:=MEDIAN([.$C19];[.$H19];[.$M19];[.$R19];[.$W19];[.$AB19])" office:value-type="float"/>
          <table:table-cell table:formula="of:=MEDIAN([.$D19];[.$I19];[.$N19];[.$S19];[.$X19];[.$AC19])" office:value-type="float"/>
          <table:table-cell table:formula="of:=MEDIAN([.$E19];[.$J19];[.$O19];[.$T19];[.$Y19];[.$AD19])" office:value-type="float"/>
          <table:table-cell table:formula="of:=MEDIAN([.$F19];[.$K19];[.$P19];[.$U19];[.$Z19];[.$AE19])" office:value-type="float"/>
          <table:table-cell table:formula="of:=MAX([.$B19];[.$G19];[.$L19];[.$Q19];[.$V19];[.$AA19])" office:value-type="float"/>
          <table:table-cell table:formula="of:=MAX([.$C19];[.$H19];[.$M19];[.$R19];[.$W19];[.$AB19])" office:value-type="float"/>
          <table:table-cell table:formula="of:=MAX([.$D19];[.$I19];[.$N19];[.$S19];[.$X19];[.$AC19])" office:value-type="float"/>
          <table:table-cell table:formula="of:=MAX([.$E19];[.$J19];[.$O19];[.$T19];[.$Y19];[.$AD19])" office:value-type="float"/>
          <table:table-cell table:formula="of:=MAX([.$F19];[.$K19];[.$P19];[.$U19];[.$Z19];[.$AE19])" office:value-type="float"/>
        </table:table-row>
        <table:table-row table:style-name="ro1">
          <table:table-cell office:value-type="string">
            <text:p>./restaurant50_240.coom</text:p>
          </table:table-cell>
          <table:table-cell office:value-type="float" office:value="3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G20];[.$L20];[.$Q20];[.$V20];[.$AA20])" office:value-type="float"/>
          <table:table-cell table:formula="of:=MIN([.$C20];[.$H20];[.$M20];[.$R20];[.$W20];[.$AB20])" office:value-type="float"/>
          <table:table-cell table:formula="of:=MIN([.$D20];[.$I20];[.$N20];[.$S20];[.$X20];[.$AC20])" office:value-type="float"/>
          <table:table-cell table:formula="of:=MIN([.$E20];[.$J20];[.$O20];[.$T20];[.$Y20];[.$AD20])" office:value-type="float"/>
          <table:table-cell table:formula="of:=MIN([.$F20];[.$K20];[.$P20];[.$U20];[.$Z20];[.$AE20])" office:value-type="float"/>
          <table:table-cell table:formula="of:=MEDIAN([.$B20];[.$G20];[.$L20];[.$Q20];[.$V20];[.$AA20])" office:value-type="float"/>
          <table:table-cell table:formula="of:=MEDIAN([.$C20];[.$H20];[.$M20];[.$R20];[.$W20];[.$AB20])" office:value-type="float"/>
          <table:table-cell table:formula="of:=MEDIAN([.$D20];[.$I20];[.$N20];[.$S20];[.$X20];[.$AC20])" office:value-type="float"/>
          <table:table-cell table:formula="of:=MEDIAN([.$E20];[.$J20];[.$O20];[.$T20];[.$Y20];[.$AD20])" office:value-type="float"/>
          <table:table-cell table:formula="of:=MEDIAN([.$F20];[.$K20];[.$P20];[.$U20];[.$Z20];[.$AE20])" office:value-type="float"/>
          <table:table-cell table:formula="of:=MAX([.$B20];[.$G20];[.$L20];[.$Q20];[.$V20];[.$AA20])" office:value-type="float"/>
          <table:table-cell table:formula="of:=MAX([.$C20];[.$H20];[.$M20];[.$R20];[.$W20];[.$AB20])" office:value-type="float"/>
          <table:table-cell table:formula="of:=MAX([.$D20];[.$I20];[.$N20];[.$S20];[.$X20];[.$AC20])" office:value-type="float"/>
          <table:table-cell table:formula="of:=MAX([.$E20];[.$J20];[.$O20];[.$T20];[.$Y20];[.$AD20])" office:value-type="float"/>
          <table:table-cell table:formula="of:=MAX([.$F20];[.$K20];[.$P20];[.$U20];[.$Z20];[.$AE20])" office:value-type="float"/>
        </table:table-row>
        <table:table-row table:style-name="ro1">
          <table:table-cell office:value-type="string">
            <text:p>./restaurant50_310.coom</text:p>
          </table:table-cell>
          <table:table-cell office:value-type="float" office:value="4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;[.$L21];[.$Q21];[.$V21];[.$AA21])" office:value-type="float"/>
          <table:table-cell table:formula="of:=MIN([.$C21];[.$H21];[.$M21];[.$R21];[.$W21];[.$AB21])" office:value-type="float"/>
          <table:table-cell table:formula="of:=MIN([.$D21];[.$I21];[.$N21];[.$S21];[.$X21];[.$AC21])" office:value-type="float"/>
          <table:table-cell table:formula="of:=MIN([.$E21];[.$J21];[.$O21];[.$T21];[.$Y21];[.$AD21])" office:value-type="float"/>
          <table:table-cell table:formula="of:=MIN([.$F21];[.$K21];[.$P21];[.$U21];[.$Z21];[.$AE21])" office:value-type="float"/>
          <table:table-cell table:formula="of:=MEDIAN([.$B21];[.$G21];[.$L21];[.$Q21];[.$V21];[.$AA21])" office:value-type="float"/>
          <table:table-cell table:formula="of:=MEDIAN([.$C21];[.$H21];[.$M21];[.$R21];[.$W21];[.$AB21])" office:value-type="float"/>
          <table:table-cell table:formula="of:=MEDIAN([.$D21];[.$I21];[.$N21];[.$S21];[.$X21];[.$AC21])" office:value-type="float"/>
          <table:table-cell table:formula="of:=MEDIAN([.$E21];[.$J21];[.$O21];[.$T21];[.$Y21];[.$AD21])" office:value-type="float"/>
          <table:table-cell table:formula="of:=MEDIAN([.$F21];[.$K21];[.$P21];[.$U21];[.$Z21];[.$AE21])" office:value-type="float"/>
          <table:table-cell table:formula="of:=MAX([.$B21];[.$G21];[.$L21];[.$Q21];[.$V21];[.$AA21])" office:value-type="float"/>
          <table:table-cell table:formula="of:=MAX([.$C21];[.$H21];[.$M21];[.$R21];[.$W21];[.$AB21])" office:value-type="float"/>
          <table:table-cell table:formula="of:=MAX([.$D21];[.$I21];[.$N21];[.$S21];[.$X21];[.$AC21])" office:value-type="float"/>
          <table:table-cell table:formula="of:=MAX([.$E21];[.$J21];[.$O21];[.$T21];[.$Y21];[.$AD21])" office:value-type="float"/>
          <table:table-cell table:formula="of:=MAX([.$F21];[.$K21];[.$P21];[.$U21];[.$Z21];[.$AE21])" office:value-type="float"/>
        </table:table-row>
        <table:table-row table:style-name="ro1">
          <table:table-cell office:value-type="string">
            <text:p>./travelbike1_3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;[.$L22];[.$Q22];[.$V22];[.$AA22])" office:value-type="float"/>
          <table:table-cell table:formula="of:=MIN([.$C22];[.$H22];[.$M22];[.$R22];[.$W22];[.$AB22])" office:value-type="float"/>
          <table:table-cell table:formula="of:=MIN([.$D22];[.$I22];[.$N22];[.$S22];[.$X22];[.$AC22])" office:value-type="float"/>
          <table:table-cell table:formula="of:=MIN([.$E22];[.$J22];[.$O22];[.$T22];[.$Y22];[.$AD22])" office:value-type="float"/>
          <table:table-cell table:formula="of:=MIN([.$F22];[.$K22];[.$P22];[.$U22];[.$Z22];[.$AE22])" office:value-type="float"/>
          <table:table-cell table:formula="of:=MEDIAN([.$B22];[.$G22];[.$L22];[.$Q22];[.$V22];[.$AA22])" office:value-type="float"/>
          <table:table-cell table:formula="of:=MEDIAN([.$C22];[.$H22];[.$M22];[.$R22];[.$W22];[.$AB22])" office:value-type="float"/>
          <table:table-cell table:formula="of:=MEDIAN([.$D22];[.$I22];[.$N22];[.$S22];[.$X22];[.$AC22])" office:value-type="float"/>
          <table:table-cell table:formula="of:=MEDIAN([.$E22];[.$J22];[.$O22];[.$T22];[.$Y22];[.$AD22])" office:value-type="float"/>
          <table:table-cell table:formula="of:=MEDIAN([.$F22];[.$K22];[.$P22];[.$U22];[.$Z22];[.$AE22])" office:value-type="float"/>
          <table:table-cell table:formula="of:=MAX([.$B22];[.$G22];[.$L22];[.$Q22];[.$V22];[.$AA22])" office:value-type="float"/>
          <table:table-cell table:formula="of:=MAX([.$C22];[.$H22];[.$M22];[.$R22];[.$W22];[.$AB22])" office:value-type="float"/>
          <table:table-cell table:formula="of:=MAX([.$D22];[.$I22];[.$N22];[.$S22];[.$X22];[.$AC22])" office:value-type="float"/>
          <table:table-cell table:formula="of:=MAX([.$E22];[.$J22];[.$O22];[.$T22];[.$Y22];[.$AD22])" office:value-type="float"/>
          <table:table-cell table:formula="of:=MAX([.$F22];[.$K22];[.$P22];[.$U22];[.$Z22];[.$AE22])" office:value-type="float"/>
        </table:table-row>
        <table:table-row table:style-name="ro1">
          <table:table-cell office:value-type="string">
            <text:p>./travelbike1_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8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;[.$L23];[.$Q23];[.$V23];[.$AA23])" office:value-type="float"/>
          <table:table-cell table:formula="of:=MIN([.$C23];[.$H23];[.$M23];[.$R23];[.$W23];[.$AB23])" office:value-type="float"/>
          <table:table-cell table:formula="of:=MIN([.$D23];[.$I23];[.$N23];[.$S23];[.$X23];[.$AC23])" office:value-type="float"/>
          <table:table-cell table:formula="of:=MIN([.$E23];[.$J23];[.$O23];[.$T23];[.$Y23];[.$AD23])" office:value-type="float"/>
          <table:table-cell table:formula="of:=MIN([.$F23];[.$K23];[.$P23];[.$U23];[.$Z23];[.$AE23])" office:value-type="float"/>
          <table:table-cell table:formula="of:=MEDIAN([.$B23];[.$G23];[.$L23];[.$Q23];[.$V23];[.$AA23])" office:value-type="float"/>
          <table:table-cell table:formula="of:=MEDIAN([.$C23];[.$H23];[.$M23];[.$R23];[.$W23];[.$AB23])" office:value-type="float"/>
          <table:table-cell table:formula="of:=MEDIAN([.$D23];[.$I23];[.$N23];[.$S23];[.$X23];[.$AC23])" office:value-type="float"/>
          <table:table-cell table:formula="of:=MEDIAN([.$E23];[.$J23];[.$O23];[.$T23];[.$Y23];[.$AD23])" office:value-type="float"/>
          <table:table-cell table:formula="of:=MEDIAN([.$F23];[.$K23];[.$P23];[.$U23];[.$Z23];[.$AE23])" office:value-type="float"/>
          <table:table-cell table:formula="of:=MAX([.$B23];[.$G23];[.$L23];[.$Q23];[.$V23];[.$AA23])" office:value-type="float"/>
          <table:table-cell table:formula="of:=MAX([.$C23];[.$H23];[.$M23];[.$R23];[.$W23];[.$AB23])" office:value-type="float"/>
          <table:table-cell table:formula="of:=MAX([.$D23];[.$I23];[.$N23];[.$S23];[.$X23];[.$AC23])" office:value-type="float"/>
          <table:table-cell table:formula="of:=MAX([.$E23];[.$J23];[.$O23];[.$T23];[.$Y23];[.$AD23])" office:value-type="float"/>
          <table:table-cell table:formula="of:=MAX([.$F23];[.$K23];[.$P23];[.$U23];[.$Z23];[.$AE23])" office:value-type="float"/>
        </table:table-row>
        <table:table-row table:style-name="ro1">
          <table:table-cell office:value-type="string">
            <text:p>./travelbike2_1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;[.$L24];[.$Q24];[.$V24];[.$AA24])" office:value-type="float"/>
          <table:table-cell table:formula="of:=MIN([.$C24];[.$H24];[.$M24];[.$R24];[.$W24];[.$AB24])" office:value-type="float"/>
          <table:table-cell table:formula="of:=MIN([.$D24];[.$I24];[.$N24];[.$S24];[.$X24];[.$AC24])" office:value-type="float"/>
          <table:table-cell table:formula="of:=MIN([.$E24];[.$J24];[.$O24];[.$T24];[.$Y24];[.$AD24])" office:value-type="float"/>
          <table:table-cell table:formula="of:=MIN([.$F24];[.$K24];[.$P24];[.$U24];[.$Z24];[.$AE24])" office:value-type="float"/>
          <table:table-cell table:formula="of:=MEDIAN([.$B24];[.$G24];[.$L24];[.$Q24];[.$V24];[.$AA24])" office:value-type="float"/>
          <table:table-cell table:formula="of:=MEDIAN([.$C24];[.$H24];[.$M24];[.$R24];[.$W24];[.$AB24])" office:value-type="float"/>
          <table:table-cell table:formula="of:=MEDIAN([.$D24];[.$I24];[.$N24];[.$S24];[.$X24];[.$AC24])" office:value-type="float"/>
          <table:table-cell table:formula="of:=MEDIAN([.$E24];[.$J24];[.$O24];[.$T24];[.$Y24];[.$AD24])" office:value-type="float"/>
          <table:table-cell table:formula="of:=MEDIAN([.$F24];[.$K24];[.$P24];[.$U24];[.$Z24];[.$AE24])" office:value-type="float"/>
          <table:table-cell table:formula="of:=MAX([.$B24];[.$G24];[.$L24];[.$Q24];[.$V24];[.$AA24])" office:value-type="float"/>
          <table:table-cell table:formula="of:=MAX([.$C24];[.$H24];[.$M24];[.$R24];[.$W24];[.$AB24])" office:value-type="float"/>
          <table:table-cell table:formula="of:=MAX([.$D24];[.$I24];[.$N24];[.$S24];[.$X24];[.$AC24])" office:value-type="float"/>
          <table:table-cell table:formula="of:=MAX([.$E24];[.$J24];[.$O24];[.$T24];[.$Y24];[.$AD24])" office:value-type="float"/>
          <table:table-cell table:formula="of:=MAX([.$F24];[.$K24];[.$P24];[.$U24];[.$Z24];[.$AE24])" office:value-type="float"/>
        </table:table-row>
        <table:table-row table:style-name="ro1">
          <table:table-cell office:value-type="string">
            <text:p>./travelbike2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6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;[.$L25];[.$Q25];[.$V25];[.$AA25])" office:value-type="float"/>
          <table:table-cell table:formula="of:=MIN([.$C25];[.$H25];[.$M25];[.$R25];[.$W25];[.$AB25])" office:value-type="float"/>
          <table:table-cell table:formula="of:=MIN([.$D25];[.$I25];[.$N25];[.$S25];[.$X25];[.$AC25])" office:value-type="float"/>
          <table:table-cell table:formula="of:=MIN([.$E25];[.$J25];[.$O25];[.$T25];[.$Y25];[.$AD25])" office:value-type="float"/>
          <table:table-cell table:formula="of:=MIN([.$F25];[.$K25];[.$P25];[.$U25];[.$Z25];[.$AE25])" office:value-type="float"/>
          <table:table-cell table:formula="of:=MEDIAN([.$B25];[.$G25];[.$L25];[.$Q25];[.$V25];[.$AA25])" office:value-type="float"/>
          <table:table-cell table:formula="of:=MEDIAN([.$C25];[.$H25];[.$M25];[.$R25];[.$W25];[.$AB25])" office:value-type="float"/>
          <table:table-cell table:formula="of:=MEDIAN([.$D25];[.$I25];[.$N25];[.$S25];[.$X25];[.$AC25])" office:value-type="float"/>
          <table:table-cell table:formula="of:=MEDIAN([.$E25];[.$J25];[.$O25];[.$T25];[.$Y25];[.$AD25])" office:value-type="float"/>
          <table:table-cell table:formula="of:=MEDIAN([.$F25];[.$K25];[.$P25];[.$U25];[.$Z25];[.$AE25])" office:value-type="float"/>
          <table:table-cell table:formula="of:=MAX([.$B25];[.$G25];[.$L25];[.$Q25];[.$V25];[.$AA25])" office:value-type="float"/>
          <table:table-cell table:formula="of:=MAX([.$C25];[.$H25];[.$M25];[.$R25];[.$W25];[.$AB25])" office:value-type="float"/>
          <table:table-cell table:formula="of:=MAX([.$D25];[.$I25];[.$N25];[.$S25];[.$X25];[.$AC25])" office:value-type="float"/>
          <table:table-cell table:formula="of:=MAX([.$E25];[.$J25];[.$O25];[.$T25];[.$Y25];[.$AD25])" office:value-type="float"/>
          <table:table-cell table:formula="of:=MAX([.$F25];[.$K25];[.$P25];[.$U25];[.$Z25];[.$AE25])" office:value-type="float"/>
        </table:table-row>
        <table:table-row table:style-name="ro1">
          <table:table-cell office:value-type="string">
            <text:p>./travelbike3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2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G26];[.$L26];[.$Q26];[.$V26];[.$AA26])" office:value-type="float"/>
          <table:table-cell table:formula="of:=MIN([.$C26];[.$H26];[.$M26];[.$R26];[.$W26];[.$AB26])" office:value-type="float"/>
          <table:table-cell table:formula="of:=MIN([.$D26];[.$I26];[.$N26];[.$S26];[.$X26];[.$AC26])" office:value-type="float"/>
          <table:table-cell table:formula="of:=MIN([.$E26];[.$J26];[.$O26];[.$T26];[.$Y26];[.$AD26])" office:value-type="float"/>
          <table:table-cell table:formula="of:=MIN([.$F26];[.$K26];[.$P26];[.$U26];[.$Z26];[.$AE26])" office:value-type="float"/>
          <table:table-cell table:formula="of:=MEDIAN([.$B26];[.$G26];[.$L26];[.$Q26];[.$V26];[.$AA26])" office:value-type="float"/>
          <table:table-cell table:formula="of:=MEDIAN([.$C26];[.$H26];[.$M26];[.$R26];[.$W26];[.$AB26])" office:value-type="float"/>
          <table:table-cell table:formula="of:=MEDIAN([.$D26];[.$I26];[.$N26];[.$S26];[.$X26];[.$AC26])" office:value-type="float"/>
          <table:table-cell table:formula="of:=MEDIAN([.$E26];[.$J26];[.$O26];[.$T26];[.$Y26];[.$AD26])" office:value-type="float"/>
          <table:table-cell table:formula="of:=MEDIAN([.$F26];[.$K26];[.$P26];[.$U26];[.$Z26];[.$AE26])" office:value-type="float"/>
          <table:table-cell table:formula="of:=MAX([.$B26];[.$G26];[.$L26];[.$Q26];[.$V26];[.$AA26])" office:value-type="float"/>
          <table:table-cell table:formula="of:=MAX([.$C26];[.$H26];[.$M26];[.$R26];[.$W26];[.$AB26])" office:value-type="float"/>
          <table:table-cell table:formula="of:=MAX([.$D26];[.$I26];[.$N26];[.$S26];[.$X26];[.$AC26])" office:value-type="float"/>
          <table:table-cell table:formula="of:=MAX([.$E26];[.$J26];[.$O26];[.$T26];[.$Y26];[.$AD26])" office:value-type="float"/>
          <table:table-cell table:formula="of:=MAX([.$F26];[.$K26];[.$P26];[.$U26];[.$Z26];[.$AE26])" office:value-type="float"/>
        </table:table-row>
        <table:table-row table:style-name="ro1">
          <table:table-cell office:value-type="string">
            <text:p>./travelbike3_9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4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8.3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;[.$L27];[.$Q27];[.$V27];[.$AA27])" office:value-type="float"/>
          <table:table-cell table:formula="of:=MIN([.$C27];[.$H27];[.$M27];[.$R27];[.$W27];[.$AB27])" office:value-type="float"/>
          <table:table-cell table:formula="of:=MIN([.$D27];[.$I27];[.$N27];[.$S27];[.$X27];[.$AC27])" office:value-type="float"/>
          <table:table-cell table:formula="of:=MIN([.$E27];[.$J27];[.$O27];[.$T27];[.$Y27];[.$AD27])" office:value-type="float"/>
          <table:table-cell table:formula="of:=MIN([.$F27];[.$K27];[.$P27];[.$U27];[.$Z27];[.$AE27])" office:value-type="float"/>
          <table:table-cell table:formula="of:=MEDIAN([.$B27];[.$G27];[.$L27];[.$Q27];[.$V27];[.$AA27])" office:value-type="float"/>
          <table:table-cell table:formula="of:=MEDIAN([.$C27];[.$H27];[.$M27];[.$R27];[.$W27];[.$AB27])" office:value-type="float"/>
          <table:table-cell table:formula="of:=MEDIAN([.$D27];[.$I27];[.$N27];[.$S27];[.$X27];[.$AC27])" office:value-type="float"/>
          <table:table-cell table:formula="of:=MEDIAN([.$E27];[.$J27];[.$O27];[.$T27];[.$Y27];[.$AD27])" office:value-type="float"/>
          <table:table-cell table:formula="of:=MEDIAN([.$F27];[.$K27];[.$P27];[.$U27];[.$Z27];[.$AE27])" office:value-type="float"/>
          <table:table-cell table:formula="of:=MAX([.$B27];[.$G27];[.$L27];[.$Q27];[.$V27];[.$AA27])" office:value-type="float"/>
          <table:table-cell table:formula="of:=MAX([.$C27];[.$H27];[.$M27];[.$R27];[.$W27];[.$AB27])" office:value-type="float"/>
          <table:table-cell table:formula="of:=MAX([.$D27];[.$I27];[.$N27];[.$S27];[.$X27];[.$AC27])" office:value-type="float"/>
          <table:table-cell table:formula="of:=MAX([.$E27];[.$J27];[.$O27];[.$T27];[.$Y27];[.$AD27])" office:value-type="float"/>
          <table:table-cell table:formula="of:=MAX([.$F27];[.$K27];[.$P27];[.$U27];[.$Z27];[.$AE27])" office:value-type="float"/>
        </table:table-row>
        <table:table-row table:style-name="ro1">
          <table:table-cell office:value-type="string">
            <text:p>./travelbike4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8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;[.$L28];[.$Q28];[.$V28];[.$AA28])" office:value-type="float"/>
          <table:table-cell table:formula="of:=MIN([.$C28];[.$H28];[.$M28];[.$R28];[.$W28];[.$AB28])" office:value-type="float"/>
          <table:table-cell table:formula="of:=MIN([.$D28];[.$I28];[.$N28];[.$S28];[.$X28];[.$AC28])" office:value-type="float"/>
          <table:table-cell table:formula="of:=MIN([.$E28];[.$J28];[.$O28];[.$T28];[.$Y28];[.$AD28])" office:value-type="float"/>
          <table:table-cell table:formula="of:=MIN([.$F28];[.$K28];[.$P28];[.$U28];[.$Z28];[.$AE28])" office:value-type="float"/>
          <table:table-cell table:formula="of:=MEDIAN([.$B28];[.$G28];[.$L28];[.$Q28];[.$V28];[.$AA28])" office:value-type="float"/>
          <table:table-cell table:formula="of:=MEDIAN([.$C28];[.$H28];[.$M28];[.$R28];[.$W28];[.$AB28])" office:value-type="float"/>
          <table:table-cell table:formula="of:=MEDIAN([.$D28];[.$I28];[.$N28];[.$S28];[.$X28];[.$AC28])" office:value-type="float"/>
          <table:table-cell table:formula="of:=MEDIAN([.$E28];[.$J28];[.$O28];[.$T28];[.$Y28];[.$AD28])" office:value-type="float"/>
          <table:table-cell table:formula="of:=MEDIAN([.$F28];[.$K28];[.$P28];[.$U28];[.$Z28];[.$AE28])" office:value-type="float"/>
          <table:table-cell table:formula="of:=MAX([.$B28];[.$G28];[.$L28];[.$Q28];[.$V28];[.$AA28])" office:value-type="float"/>
          <table:table-cell table:formula="of:=MAX([.$C28];[.$H28];[.$M28];[.$R28];[.$W28];[.$AB28])" office:value-type="float"/>
          <table:table-cell table:formula="of:=MAX([.$D28];[.$I28];[.$N28];[.$S28];[.$X28];[.$AC28])" office:value-type="float"/>
          <table:table-cell table:formula="of:=MAX([.$E28];[.$J28];[.$O28];[.$T28];[.$Y28];[.$AD28])" office:value-type="float"/>
          <table:table-cell table:formula="of:=MAX([.$F28];[.$K28];[.$P28];[.$U28];[.$Z28];[.$AE28])" office:value-type="float"/>
        </table:table-row>
        <table:table-row table:style-name="ro1">
          <table:table-cell office:value-type="string">
            <text:p>./travelbike4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4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7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9];[.$G29];[.$L29];[.$Q29];[.$V29];[.$AA29])" office:value-type="float"/>
          <table:table-cell table:formula="of:=MIN([.$C29];[.$H29];[.$M29];[.$R29];[.$W29];[.$AB29])" office:value-type="float"/>
          <table:table-cell table:formula="of:=MIN([.$D29];[.$I29];[.$N29];[.$S29];[.$X29];[.$AC29])" office:value-type="float"/>
          <table:table-cell table:formula="of:=MIN([.$E29];[.$J29];[.$O29];[.$T29];[.$Y29];[.$AD29])" office:value-type="float"/>
          <table:table-cell table:formula="of:=MIN([.$F29];[.$K29];[.$P29];[.$U29];[.$Z29];[.$AE29])" office:value-type="float"/>
          <table:table-cell table:formula="of:=MEDIAN([.$B29];[.$G29];[.$L29];[.$Q29];[.$V29];[.$AA29])" office:value-type="float"/>
          <table:table-cell table:formula="of:=MEDIAN([.$C29];[.$H29];[.$M29];[.$R29];[.$W29];[.$AB29])" office:value-type="float"/>
          <table:table-cell table:formula="of:=MEDIAN([.$D29];[.$I29];[.$N29];[.$S29];[.$X29];[.$AC29])" office:value-type="float"/>
          <table:table-cell table:formula="of:=MEDIAN([.$E29];[.$J29];[.$O29];[.$T29];[.$Y29];[.$AD29])" office:value-type="float"/>
          <table:table-cell table:formula="of:=MEDIAN([.$F29];[.$K29];[.$P29];[.$U29];[.$Z29];[.$AE29])" office:value-type="float"/>
          <table:table-cell table:formula="of:=MAX([.$B29];[.$G29];[.$L29];[.$Q29];[.$V29];[.$AA29])" office:value-type="float"/>
          <table:table-cell table:formula="of:=MAX([.$C29];[.$H29];[.$M29];[.$R29];[.$W29];[.$AB29])" office:value-type="float"/>
          <table:table-cell table:formula="of:=MAX([.$D29];[.$I29];[.$N29];[.$S29];[.$X29];[.$AC29])" office:value-type="float"/>
          <table:table-cell table:formula="of:=MAX([.$E29];[.$J29];[.$O29];[.$T29];[.$Y29];[.$AD29])" office:value-type="float"/>
          <table:table-cell table:formula="of:=MAX([.$F29];[.$K29];[.$P29];[.$U29];[.$Z29];[.$AE29])" office:value-type="float"/>
        </table:table-row>
        <table:table-row table:style-name="ro1">
          <table:table-cell office:value-type="string">
            <text:p>./travelbike5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7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3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0];[.$G30];[.$L30];[.$Q30];[.$V30];[.$AA30])" office:value-type="float"/>
          <table:table-cell table:formula="of:=MIN([.$C30];[.$H30];[.$M30];[.$R30];[.$W30];[.$AB30])" office:value-type="float"/>
          <table:table-cell table:formula="of:=MIN([.$D30];[.$I30];[.$N30];[.$S30];[.$X30];[.$AC30])" office:value-type="float"/>
          <table:table-cell table:formula="of:=MIN([.$E30];[.$J30];[.$O30];[.$T30];[.$Y30];[.$AD30])" office:value-type="float"/>
          <table:table-cell table:formula="of:=MIN([.$F30];[.$K30];[.$P30];[.$U30];[.$Z30];[.$AE30])" office:value-type="float"/>
          <table:table-cell table:formula="of:=MEDIAN([.$B30];[.$G30];[.$L30];[.$Q30];[.$V30];[.$AA30])" office:value-type="float"/>
          <table:table-cell table:formula="of:=MEDIAN([.$C30];[.$H30];[.$M30];[.$R30];[.$W30];[.$AB30])" office:value-type="float"/>
          <table:table-cell table:formula="of:=MEDIAN([.$D30];[.$I30];[.$N30];[.$S30];[.$X30];[.$AC30])" office:value-type="float"/>
          <table:table-cell table:formula="of:=MEDIAN([.$E30];[.$J30];[.$O30];[.$T30];[.$Y30];[.$AD30])" office:value-type="float"/>
          <table:table-cell table:formula="of:=MEDIAN([.$F30];[.$K30];[.$P30];[.$U30];[.$Z30];[.$AE30])" office:value-type="float"/>
          <table:table-cell table:formula="of:=MAX([.$B30];[.$G30];[.$L30];[.$Q30];[.$V30];[.$AA30])" office:value-type="float"/>
          <table:table-cell table:formula="of:=MAX([.$C30];[.$H30];[.$M30];[.$R30];[.$W30];[.$AB30])" office:value-type="float"/>
          <table:table-cell table:formula="of:=MAX([.$D30];[.$I30];[.$N30];[.$S30];[.$X30];[.$AC30])" office:value-type="float"/>
          <table:table-cell table:formula="of:=MAX([.$E30];[.$J30];[.$O30];[.$T30];[.$Y30];[.$AD30])" office:value-type="float"/>
          <table:table-cell table:formula="of:=MAX([.$F30];[.$K30];[.$P30];[.$U30];[.$Z30];[.$AE30])" office:value-type="float"/>
        </table:table-row>
        <table:table-row table:style-name="ro1">
          <table:table-cell office:value-type="string">
            <text:p>./travelbike5_2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5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];[.$G31];[.$L31];[.$Q31];[.$V31];[.$AA31])" office:value-type="float"/>
          <table:table-cell table:formula="of:=MIN([.$C31];[.$H31];[.$M31];[.$R31];[.$W31];[.$AB31])" office:value-type="float"/>
          <table:table-cell table:formula="of:=MIN([.$D31];[.$I31];[.$N31];[.$S31];[.$X31];[.$AC31])" office:value-type="float"/>
          <table:table-cell table:formula="of:=MIN([.$E31];[.$J31];[.$O31];[.$T31];[.$Y31];[.$AD31])" office:value-type="float"/>
          <table:table-cell table:formula="of:=MIN([.$F31];[.$K31];[.$P31];[.$U31];[.$Z31];[.$AE31])" office:value-type="float"/>
          <table:table-cell table:formula="of:=MEDIAN([.$B31];[.$G31];[.$L31];[.$Q31];[.$V31];[.$AA31])" office:value-type="float"/>
          <table:table-cell table:formula="of:=MEDIAN([.$C31];[.$H31];[.$M31];[.$R31];[.$W31];[.$AB31])" office:value-type="float"/>
          <table:table-cell table:formula="of:=MEDIAN([.$D31];[.$I31];[.$N31];[.$S31];[.$X31];[.$AC31])" office:value-type="float"/>
          <table:table-cell table:formula="of:=MEDIAN([.$E31];[.$J31];[.$O31];[.$T31];[.$Y31];[.$AD31])" office:value-type="float"/>
          <table:table-cell table:formula="of:=MEDIAN([.$F31];[.$K31];[.$P31];[.$U31];[.$Z31];[.$AE31])" office:value-type="float"/>
          <table:table-cell table:formula="of:=MAX([.$B31];[.$G31];[.$L31];[.$Q31];[.$V31];[.$AA31])" office:value-type="float"/>
          <table:table-cell table:formula="of:=MAX([.$C31];[.$H31];[.$M31];[.$R31];[.$W31];[.$AB31])" office:value-type="float"/>
          <table:table-cell table:formula="of:=MAX([.$D31];[.$I31];[.$N31];[.$S31];[.$X31];[.$AC31])" office:value-type="float"/>
          <table:table-cell table:formula="of:=MAX([.$E31];[.$J31];[.$O31];[.$T31];[.$Y31];[.$AD31])" office:value-type="float"/>
          <table:table-cell table:formula="of:=MAX([.$F31];[.$K31];[.$P31];[.$U31];[.$Z31];[.$AE3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1])" office:value-type="float"/>
          <table:table-cell table:formula="of:=SUM([.C3:.C31])" office:value-type="float"/>
          <table:table-cell table:formula="of:=SUM([.D3:.D31])" office:value-type="float"/>
          <table:table-cell table:formula="of:=SUM([.E3:.E31])" office:value-type="float"/>
          <table:table-cell table:formula="of:=SUM([.F3:.F31])" office:value-type="float"/>
          <table:table-cell table:formula="of:=SUM([.G3:.G31])" office:value-type="float"/>
          <table:table-cell table:formula="of:=SUM([.H3:.H31])" office:value-type="float"/>
          <table:table-cell table:formula="of:=SUM([.I3:.I31])" office:value-type="float"/>
          <table:table-cell table:formula="of:=SUM([.J3:.J31])" office:value-type="float"/>
          <table:table-cell table:formula="of:=SUM([.K3:.K31])" office:value-type="float"/>
          <table:table-cell table:formula="of:=SUM([.L3:.L31])" office:value-type="float"/>
          <table:table-cell table:formula="of:=SUM([.M3:.M31])" office:value-type="float"/>
          <table:table-cell table:formula="of:=SUM([.N3:.N31])" office:value-type="float"/>
          <table:table-cell table:formula="of:=SUM([.O3:.O31])" office:value-type="float"/>
          <table:table-cell table:formula="of:=SUM([.P3:.P31])" office:value-type="float"/>
          <table:table-cell table:formula="of:=SUM([.Q3:.Q31])" office:value-type="float"/>
          <table:table-cell table:formula="of:=SUM([.R3:.R31])" office:value-type="float"/>
          <table:table-cell table:formula="of:=SUM([.S3:.S31])" office:value-type="float"/>
          <table:table-cell table:formula="of:=SUM([.T3:.T31])" office:value-type="float"/>
          <table:table-cell table:formula="of:=SUM([.U3:.U31])" office:value-type="float"/>
          <table:table-cell table:formula="of:=SUM([.V3:.V31])" office:value-type="float"/>
          <table:table-cell table:formula="of:=SUM([.W3:.W31])" office:value-type="float"/>
          <table:table-cell table:formula="of:=SUM([.X3:.X31])" office:value-type="float"/>
          <table:table-cell table:formula="of:=SUM([.Y3:.Y31])" office:value-type="float"/>
          <table:table-cell table:formula="of:=SUM([.Z3:.Z31])" office:value-type="float"/>
          <table:table-cell table:formula="of:=SUM([.AA3:.AA31])" office:value-type="float"/>
          <table:table-cell table:formula="of:=SUM([.AB3:.AB31])" office:value-type="float"/>
          <table:table-cell table:formula="of:=SUM([.AC3:.AC31])" office:value-type="float"/>
          <table:table-cell table:formula="of:=SUM([.AD3:.AD31])" office:value-type="float"/>
          <table:table-cell table:formula="of:=SUM([.AE3:.AE31])" office:value-type="float"/>
          <table:table-cell table:formula="of:=SUM([.AF3:.AF31])" office:value-type="float"/>
          <table:table-cell table:formula="of:=SUM([.AG3:.AG31])" office:value-type="float"/>
          <table:table-cell table:formula="of:=SUM([.AH3:.AH31])" office:value-type="float"/>
          <table:table-cell table:formula="of:=SUM([.AI3:.AI31])" office:value-type="float"/>
          <table:table-cell table:formula="of:=SUM([.AJ3:.AJ31])" office:value-type="float"/>
          <table:table-cell table:formula="of:=SUM([.AK3:.AK31])" office:value-type="float"/>
          <table:table-cell table:formula="of:=SUM([.AL3:.AL31])" office:value-type="float"/>
          <table:table-cell table:formula="of:=SUM([.AM3:.AM31])" office:value-type="float"/>
          <table:table-cell table:formula="of:=SUM([.AN3:.AN31])" office:value-type="float"/>
          <table:table-cell table:formula="of:=SUM([.AO3:.AO31])" office:value-type="float"/>
          <table:table-cell table:formula="of:=SUM([.AP3:.AP31])" office:value-type="float"/>
          <table:table-cell table:formula="of:=SUM([.AQ3:.AQ31])" office:value-type="float"/>
          <table:table-cell table:formula="of:=SUM([.AR3:.AR31])" office:value-type="float"/>
          <table:table-cell table:formula="of:=SUM([.AS3:.AS31])" office:value-type="float"/>
          <table:table-cell table:formula="of:=SUM([.AT3:.AT3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1])" office:value-type="float"/>
          <table:table-cell table:formula="of:=AVERAGE([.C3:.C31])" office:value-type="float"/>
          <table:table-cell table:formula="of:=AVERAGE([.D3:.D31])" office:value-type="float"/>
          <table:table-cell table:formula="of:=AVERAGE([.E3:.E31])" office:value-type="float"/>
          <table:table-cell table:formula="of:=AVERAGE([.F3:.F31])" office:value-type="float"/>
          <table:table-cell table:formula="of:=AVERAGE([.G3:.G31])" office:value-type="float"/>
          <table:table-cell table:formula="of:=AVERAGE([.H3:.H31])" office:value-type="float"/>
          <table:table-cell table:formula="of:=AVERAGE([.I3:.I31])" office:value-type="float"/>
          <table:table-cell table:formula="of:=AVERAGE([.J3:.J31])" office:value-type="float"/>
          <table:table-cell table:formula="of:=AVERAGE([.K3:.K31])" office:value-type="float"/>
          <table:table-cell table:formula="of:=AVERAGE([.L3:.L31])" office:value-type="float"/>
          <table:table-cell table:formula="of:=AVERAGE([.M3:.M31])" office:value-type="float"/>
          <table:table-cell table:formula="of:=AVERAGE([.N3:.N31])" office:value-type="float"/>
          <table:table-cell table:formula="of:=AVERAGE([.O3:.O31])" office:value-type="float"/>
          <table:table-cell table:formula="of:=AVERAGE([.P3:.P31])" office:value-type="float"/>
          <table:table-cell table:formula="of:=AVERAGE([.Q3:.Q31])" office:value-type="float"/>
          <table:table-cell table:formula="of:=AVERAGE([.R3:.R31])" office:value-type="float"/>
          <table:table-cell table:formula="of:=AVERAGE([.S3:.S31])" office:value-type="float"/>
          <table:table-cell table:formula="of:=AVERAGE([.T3:.T31])" office:value-type="float"/>
          <table:table-cell table:formula="of:=AVERAGE([.U3:.U31])" office:value-type="float"/>
          <table:table-cell table:formula="of:=AVERAGE([.V3:.V31])" office:value-type="float"/>
          <table:table-cell table:formula="of:=AVERAGE([.W3:.W31])" office:value-type="float"/>
          <table:table-cell table:formula="of:=AVERAGE([.X3:.X31])" office:value-type="float"/>
          <table:table-cell table:formula="of:=AVERAGE([.Y3:.Y31])" office:value-type="float"/>
          <table:table-cell table:formula="of:=AVERAGE([.Z3:.Z31])" office:value-type="float"/>
          <table:table-cell table:formula="of:=AVERAGE([.AA3:.AA31])" office:value-type="float"/>
          <table:table-cell table:formula="of:=AVERAGE([.AB3:.AB31])" office:value-type="float"/>
          <table:table-cell table:formula="of:=AVERAGE([.AC3:.AC31])" office:value-type="float"/>
          <table:table-cell table:formula="of:=AVERAGE([.AD3:.AD31])" office:value-type="float"/>
          <table:table-cell table:formula="of:=AVERAGE([.AE3:.AE31])" office:value-type="float"/>
          <table:table-cell table:formula="of:=AVERAGE([.AF3:.AF31])" office:value-type="float"/>
          <table:table-cell table:formula="of:=AVERAGE([.AG3:.AG31])" office:value-type="float"/>
          <table:table-cell table:formula="of:=AVERAGE([.AH3:.AH31])" office:value-type="float"/>
          <table:table-cell table:formula="of:=AVERAGE([.AI3:.AI31])" office:value-type="float"/>
          <table:table-cell table:formula="of:=AVERAGE([.AJ3:.AJ31])" office:value-type="float"/>
          <table:table-cell table:formula="of:=AVERAGE([.AK3:.AK31])" office:value-type="float"/>
          <table:table-cell table:formula="of:=AVERAGE([.AL3:.AL31])" office:value-type="float"/>
          <table:table-cell table:formula="of:=AVERAGE([.AM3:.AM31])" office:value-type="float"/>
          <table:table-cell table:formula="of:=AVERAGE([.AN3:.AN31])" office:value-type="float"/>
          <table:table-cell table:formula="of:=AVERAGE([.AO3:.AO31])" office:value-type="float"/>
          <table:table-cell table:formula="of:=AVERAGE([.AP3:.AP31])" office:value-type="float"/>
          <table:table-cell table:formula="of:=AVERAGE([.AQ3:.AQ31])" office:value-type="float"/>
          <table:table-cell table:formula="of:=AVERAGE([.AR3:.AR31])" office:value-type="float"/>
          <table:table-cell table:formula="of:=AVERAGE([.AS3:.AS31])" office:value-type="float"/>
          <table:table-cell table:formula="of:=AVERAGE([.AT3:.AT3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1])" office:value-type="float"/>
          <table:table-cell table:formula="of:=STDEV([.C3:.C31])" office:value-type="float"/>
          <table:table-cell table:formula="of:=STDEV([.D3:.D31])" office:value-type="float"/>
          <table:table-cell table:formula="of:=STDEV([.E3:.E31])" office:value-type="float"/>
          <table:table-cell table:formula="of:=STDEV([.F3:.F31])" office:value-type="float"/>
          <table:table-cell table:formula="of:=STDEV([.G3:.G31])" office:value-type="float"/>
          <table:table-cell table:formula="of:=STDEV([.H3:.H31])" office:value-type="float"/>
          <table:table-cell table:formula="of:=STDEV([.I3:.I31])" office:value-type="float"/>
          <table:table-cell table:formula="of:=STDEV([.J3:.J31])" office:value-type="float"/>
          <table:table-cell table:formula="of:=STDEV([.K3:.K31])" office:value-type="float"/>
          <table:table-cell table:formula="of:=STDEV([.L3:.L31])" office:value-type="float"/>
          <table:table-cell table:formula="of:=STDEV([.M3:.M31])" office:value-type="float"/>
          <table:table-cell table:formula="of:=STDEV([.N3:.N31])" office:value-type="float"/>
          <table:table-cell table:formula="of:=STDEV([.O3:.O31])" office:value-type="float"/>
          <table:table-cell table:formula="of:=STDEV([.P3:.P31])" office:value-type="float"/>
          <table:table-cell table:formula="of:=STDEV([.Q3:.Q31])" office:value-type="float"/>
          <table:table-cell table:formula="of:=STDEV([.R3:.R31])" office:value-type="float"/>
          <table:table-cell table:formula="of:=STDEV([.S3:.S31])" office:value-type="float"/>
          <table:table-cell table:formula="of:=STDEV([.T3:.T31])" office:value-type="float"/>
          <table:table-cell table:formula="of:=STDEV([.U3:.U31])" office:value-type="float"/>
          <table:table-cell table:formula="of:=STDEV([.V3:.V31])" office:value-type="float"/>
          <table:table-cell table:formula="of:=STDEV([.W3:.W31])" office:value-type="float"/>
          <table:table-cell table:formula="of:=STDEV([.X3:.X31])" office:value-type="float"/>
          <table:table-cell table:formula="of:=STDEV([.Y3:.Y31])" office:value-type="float"/>
          <table:table-cell table:formula="of:=STDEV([.Z3:.Z31])" office:value-type="float"/>
          <table:table-cell table:formula="of:=STDEV([.AA3:.AA31])" office:value-type="float"/>
          <table:table-cell table:formula="of:=STDEV([.AB3:.AB31])" office:value-type="float"/>
          <table:table-cell table:formula="of:=STDEV([.AC3:.AC31])" office:value-type="float"/>
          <table:table-cell table:formula="of:=STDEV([.AD3:.AD31])" office:value-type="float"/>
          <table:table-cell table:formula="of:=STDEV([.AE3:.AE31])" office:value-type="float"/>
          <table:table-cell table:formula="of:=STDEV([.AF3:.AF31])" office:value-type="float"/>
          <table:table-cell table:formula="of:=STDEV([.AG3:.AG31])" office:value-type="float"/>
          <table:table-cell table:formula="of:=STDEV([.AH3:.AH31])" office:value-type="float"/>
          <table:table-cell table:formula="of:=STDEV([.AI3:.AI31])" office:value-type="float"/>
          <table:table-cell table:formula="of:=STDEV([.AJ3:.AJ31])" office:value-type="float"/>
          <table:table-cell table:formula="of:=STDEV([.AK3:.AK31])" office:value-type="float"/>
          <table:table-cell table:formula="of:=STDEV([.AL3:.AL31])" office:value-type="float"/>
          <table:table-cell table:formula="of:=STDEV([.AM3:.AM31])" office:value-type="float"/>
          <table:table-cell table:formula="of:=STDEV([.AN3:.AN31])" office:value-type="float"/>
          <table:table-cell table:formula="of:=STDEV([.AO3:.AO31])" office:value-type="float"/>
          <table:table-cell table:formula="of:=STDEV([.AP3:.AP31])" office:value-type="float"/>
          <table:table-cell table:formula="of:=STDEV([.AQ3:.AQ31])" office:value-type="float"/>
          <table:table-cell table:formula="of:=STDEV([.AR3:.AR31])" office:value-type="float"/>
          <table:table-cell table:formula="of:=STDEV([.AS3:.AS31])" office:value-type="float"/>
          <table:table-cell table:formula="of:=STDEV([.AT3:.AT3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1]-[.$AF3:.$AF31])^2)^0.5" office:value-type="float"/>
          <table:table-cell table:number-matrix-columns-spanned="1" table:number-matrix-rows-spanned="1" table:formula="of:=SUM(([.C3:.C31]-[.$AG3:.$AG31])^2)^0.5" office:value-type="float"/>
          <table:table-cell table:number-matrix-columns-spanned="1" table:number-matrix-rows-spanned="1" table:formula="of:=SUM(([.D3:.D31]-[.$AH3:.$AH31])^2)^0.5" office:value-type="float"/>
          <table:table-cell table:number-matrix-columns-spanned="1" table:number-matrix-rows-spanned="1" table:formula="of:=SUM(([.E3:.E31]-[.$AI3:.$AI31])^2)^0.5" office:value-type="float"/>
          <table:table-cell table:number-matrix-columns-spanned="1" table:number-matrix-rows-spanned="1" table:formula="of:=SUM(([.F3:.F31]-[.$AJ3:.$AJ31])^2)^0.5" office:value-type="float"/>
          <table:table-cell table:number-matrix-columns-spanned="1" table:number-matrix-rows-spanned="1" table:formula="of:=SUM(([.G3:.G31]-[.$AF3:.$AF31])^2)^0.5" office:value-type="float"/>
          <table:table-cell table:number-matrix-columns-spanned="1" table:number-matrix-rows-spanned="1" table:formula="of:=SUM(([.H3:.H31]-[.$AG3:.$AG31])^2)^0.5" office:value-type="float"/>
          <table:table-cell table:number-matrix-columns-spanned="1" table:number-matrix-rows-spanned="1" table:formula="of:=SUM(([.I3:.I31]-[.$AH3:.$AH31])^2)^0.5" office:value-type="float"/>
          <table:table-cell table:number-matrix-columns-spanned="1" table:number-matrix-rows-spanned="1" table:formula="of:=SUM(([.J3:.J31]-[.$AI3:.$AI31])^2)^0.5" office:value-type="float"/>
          <table:table-cell table:number-matrix-columns-spanned="1" table:number-matrix-rows-spanned="1" table:formula="of:=SUM(([.K3:.K31]-[.$AJ3:.$AJ31])^2)^0.5" office:value-type="float"/>
          <table:table-cell table:number-matrix-columns-spanned="1" table:number-matrix-rows-spanned="1" table:formula="of:=SUM(([.L3:.L31]-[.$AF3:.$AF31])^2)^0.5" office:value-type="float"/>
          <table:table-cell table:number-matrix-columns-spanned="1" table:number-matrix-rows-spanned="1" table:formula="of:=SUM(([.M3:.M31]-[.$AG3:.$AG31])^2)^0.5" office:value-type="float"/>
          <table:table-cell table:number-matrix-columns-spanned="1" table:number-matrix-rows-spanned="1" table:formula="of:=SUM(([.N3:.N31]-[.$AH3:.$AH31])^2)^0.5" office:value-type="float"/>
          <table:table-cell table:number-matrix-columns-spanned="1" table:number-matrix-rows-spanned="1" table:formula="of:=SUM(([.O3:.O31]-[.$AI3:.$AI31])^2)^0.5" office:value-type="float"/>
          <table:table-cell table:number-matrix-columns-spanned="1" table:number-matrix-rows-spanned="1" table:formula="of:=SUM(([.P3:.P31]-[.$AJ3:.$AJ31])^2)^0.5" office:value-type="float"/>
          <table:table-cell table:number-matrix-columns-spanned="1" table:number-matrix-rows-spanned="1" table:formula="of:=SUM(([.Q3:.Q31]-[.$AF3:.$AF31])^2)^0.5" office:value-type="float"/>
          <table:table-cell table:number-matrix-columns-spanned="1" table:number-matrix-rows-spanned="1" table:formula="of:=SUM(([.R3:.R31]-[.$AG3:.$AG31])^2)^0.5" office:value-type="float"/>
          <table:table-cell table:number-matrix-columns-spanned="1" table:number-matrix-rows-spanned="1" table:formula="of:=SUM(([.S3:.S31]-[.$AH3:.$AH31])^2)^0.5" office:value-type="float"/>
          <table:table-cell table:number-matrix-columns-spanned="1" table:number-matrix-rows-spanned="1" table:formula="of:=SUM(([.T3:.T31]-[.$AI3:.$AI31])^2)^0.5" office:value-type="float"/>
          <table:table-cell table:number-matrix-columns-spanned="1" table:number-matrix-rows-spanned="1" table:formula="of:=SUM(([.U3:.U31]-[.$AJ3:.$AJ31])^2)^0.5" office:value-type="float"/>
          <table:table-cell table:number-matrix-columns-spanned="1" table:number-matrix-rows-spanned="1" table:formula="of:=SUM(([.V3:.V31]-[.$AF3:.$AF31])^2)^0.5" office:value-type="float"/>
          <table:table-cell table:number-matrix-columns-spanned="1" table:number-matrix-rows-spanned="1" table:formula="of:=SUM(([.W3:.W31]-[.$AG3:.$AG31])^2)^0.5" office:value-type="float"/>
          <table:table-cell table:number-matrix-columns-spanned="1" table:number-matrix-rows-spanned="1" table:formula="of:=SUM(([.X3:.X31]-[.$AH3:.$AH31])^2)^0.5" office:value-type="float"/>
          <table:table-cell table:number-matrix-columns-spanned="1" table:number-matrix-rows-spanned="1" table:formula="of:=SUM(([.Y3:.Y31]-[.$AI3:.$AI31])^2)^0.5" office:value-type="float"/>
          <table:table-cell table:number-matrix-columns-spanned="1" table:number-matrix-rows-spanned="1" table:formula="of:=SUM(([.Z3:.Z31]-[.$AJ3:.$AJ31])^2)^0.5" office:value-type="float"/>
          <table:table-cell table:number-matrix-columns-spanned="1" table:number-matrix-rows-spanned="1" table:formula="of:=SUM(([.AA3:.AA31]-[.$AF3:.$AF31])^2)^0.5" office:value-type="float"/>
          <table:table-cell table:number-matrix-columns-spanned="1" table:number-matrix-rows-spanned="1" table:formula="of:=SUM(([.AB3:.AB31]-[.$AG3:.$AG31])^2)^0.5" office:value-type="float"/>
          <table:table-cell table:number-matrix-columns-spanned="1" table:number-matrix-rows-spanned="1" table:formula="of:=SUM(([.AC3:.AC31]-[.$AH3:.$AH31])^2)^0.5" office:value-type="float"/>
          <table:table-cell table:number-matrix-columns-spanned="1" table:number-matrix-rows-spanned="1" table:formula="of:=SUM(([.AD3:.AD31]-[.$AI3:.$AI31])^2)^0.5" office:value-type="float"/>
          <table:table-cell table:number-matrix-columns-spanned="1" table:number-matrix-rows-spanned="1" table:formula="of:=SUM(([.AE3:.AE31]-[.$AJ3:.$AJ3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1]=[.$AF3:.$AF31])" office:value-type="float"/>
          <table:table-cell table:number-matrix-columns-spanned="1" table:number-matrix-rows-spanned="1" table:formula="of:=SUM([.C3:.C31]=[.$AG3:.$AG31])" office:value-type="float"/>
          <table:table-cell table:number-matrix-columns-spanned="1" table:number-matrix-rows-spanned="1" table:formula="of:=SUM([.D3:.D31]=[.$AH3:.$AH31])" office:value-type="float"/>
          <table:table-cell table:number-matrix-columns-spanned="1" table:number-matrix-rows-spanned="1" table:formula="of:=SUM([.E3:.E31]=[.$AI3:.$AI31])" office:value-type="float"/>
          <table:table-cell table:number-matrix-columns-spanned="1" table:number-matrix-rows-spanned="1" table:formula="of:=SUM([.F3:.F31]=[.$AJ3:.$AJ31])" office:value-type="float"/>
          <table:table-cell table:number-matrix-columns-spanned="1" table:number-matrix-rows-spanned="1" table:formula="of:=SUM([.G3:.G31]=[.$AF3:.$AF31])" office:value-type="float"/>
          <table:table-cell table:number-matrix-columns-spanned="1" table:number-matrix-rows-spanned="1" table:formula="of:=SUM([.H3:.H31]=[.$AG3:.$AG31])" office:value-type="float"/>
          <table:table-cell table:number-matrix-columns-spanned="1" table:number-matrix-rows-spanned="1" table:formula="of:=SUM([.I3:.I31]=[.$AH3:.$AH31])" office:value-type="float"/>
          <table:table-cell table:number-matrix-columns-spanned="1" table:number-matrix-rows-spanned="1" table:formula="of:=SUM([.J3:.J31]=[.$AI3:.$AI31])" office:value-type="float"/>
          <table:table-cell table:number-matrix-columns-spanned="1" table:number-matrix-rows-spanned="1" table:formula="of:=SUM([.K3:.K31]=[.$AJ3:.$AJ31])" office:value-type="float"/>
          <table:table-cell table:number-matrix-columns-spanned="1" table:number-matrix-rows-spanned="1" table:formula="of:=SUM([.L3:.L31]=[.$AF3:.$AF31])" office:value-type="float"/>
          <table:table-cell table:number-matrix-columns-spanned="1" table:number-matrix-rows-spanned="1" table:formula="of:=SUM([.M3:.M31]=[.$AG3:.$AG31])" office:value-type="float"/>
          <table:table-cell table:number-matrix-columns-spanned="1" table:number-matrix-rows-spanned="1" table:formula="of:=SUM([.N3:.N31]=[.$AH3:.$AH31])" office:value-type="float"/>
          <table:table-cell table:number-matrix-columns-spanned="1" table:number-matrix-rows-spanned="1" table:formula="of:=SUM([.O3:.O31]=[.$AI3:.$AI31])" office:value-type="float"/>
          <table:table-cell table:number-matrix-columns-spanned="1" table:number-matrix-rows-spanned="1" table:formula="of:=SUM([.P3:.P31]=[.$AJ3:.$AJ31])" office:value-type="float"/>
          <table:table-cell table:number-matrix-columns-spanned="1" table:number-matrix-rows-spanned="1" table:formula="of:=SUM([.Q3:.Q31]=[.$AF3:.$AF31])" office:value-type="float"/>
          <table:table-cell table:number-matrix-columns-spanned="1" table:number-matrix-rows-spanned="1" table:formula="of:=SUM([.R3:.R31]=[.$AG3:.$AG31])" office:value-type="float"/>
          <table:table-cell table:number-matrix-columns-spanned="1" table:number-matrix-rows-spanned="1" table:formula="of:=SUM([.S3:.S31]=[.$AH3:.$AH31])" office:value-type="float"/>
          <table:table-cell table:number-matrix-columns-spanned="1" table:number-matrix-rows-spanned="1" table:formula="of:=SUM([.T3:.T31]=[.$AI3:.$AI31])" office:value-type="float"/>
          <table:table-cell table:number-matrix-columns-spanned="1" table:number-matrix-rows-spanned="1" table:formula="of:=SUM([.U3:.U31]=[.$AJ3:.$AJ31])" office:value-type="float"/>
          <table:table-cell table:number-matrix-columns-spanned="1" table:number-matrix-rows-spanned="1" table:formula="of:=SUM([.V3:.V31]=[.$AF3:.$AF31])" office:value-type="float"/>
          <table:table-cell table:number-matrix-columns-spanned="1" table:number-matrix-rows-spanned="1" table:formula="of:=SUM([.W3:.W31]=[.$AG3:.$AG31])" office:value-type="float"/>
          <table:table-cell table:number-matrix-columns-spanned="1" table:number-matrix-rows-spanned="1" table:formula="of:=SUM([.X3:.X31]=[.$AH3:.$AH31])" office:value-type="float"/>
          <table:table-cell table:number-matrix-columns-spanned="1" table:number-matrix-rows-spanned="1" table:formula="of:=SUM([.Y3:.Y31]=[.$AI3:.$AI31])" office:value-type="float"/>
          <table:table-cell table:number-matrix-columns-spanned="1" table:number-matrix-rows-spanned="1" table:formula="of:=SUM([.Z3:.Z31]=[.$AJ3:.$AJ31])" office:value-type="float"/>
          <table:table-cell table:number-matrix-columns-spanned="1" table:number-matrix-rows-spanned="1" table:formula="of:=SUM([.AA3:.AA31]=[.$AF3:.$AF31])" office:value-type="float"/>
          <table:table-cell table:number-matrix-columns-spanned="1" table:number-matrix-rows-spanned="1" table:formula="of:=SUM([.AB3:.AB31]=[.$AG3:.$AG31])" office:value-type="float"/>
          <table:table-cell table:number-matrix-columns-spanned="1" table:number-matrix-rows-spanned="1" table:formula="of:=SUM([.AC3:.AC31]=[.$AH3:.$AH31])" office:value-type="float"/>
          <table:table-cell table:number-matrix-columns-spanned="1" table:number-matrix-rows-spanned="1" table:formula="of:=SUM([.AD3:.AD31]=[.$AI3:.$AI31])" office:value-type="float"/>
          <table:table-cell table:number-matrix-columns-spanned="1" table:number-matrix-rows-spanned="1" table:formula="of:=SUM([.AE3:.AE31]=[.$AJ3:.$AJ3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1]&lt;[.$AK3:.$AK31])" office:value-type="float"/>
          <table:table-cell table:number-matrix-columns-spanned="1" table:number-matrix-rows-spanned="1" table:formula="of:=SUM([.C3:.C31]&lt;[.$AL3:.$AL31])" office:value-type="float"/>
          <table:table-cell table:number-matrix-columns-spanned="1" table:number-matrix-rows-spanned="1" table:formula="of:=SUM([.D3:.D31]&lt;[.$AM3:.$AM31])" office:value-type="float"/>
          <table:table-cell table:number-matrix-columns-spanned="1" table:number-matrix-rows-spanned="1" table:formula="of:=SUM([.E3:.E31]&lt;[.$AN3:.$AN31])" office:value-type="float"/>
          <table:table-cell table:number-matrix-columns-spanned="1" table:number-matrix-rows-spanned="1" table:formula="of:=SUM([.F3:.F31]&lt;[.$AO3:.$AO31])" office:value-type="float"/>
          <table:table-cell table:number-matrix-columns-spanned="1" table:number-matrix-rows-spanned="1" table:formula="of:=SUM([.G3:.G31]&lt;[.$AK3:.$AK31])" office:value-type="float"/>
          <table:table-cell table:number-matrix-columns-spanned="1" table:number-matrix-rows-spanned="1" table:formula="of:=SUM([.H3:.H31]&lt;[.$AL3:.$AL31])" office:value-type="float"/>
          <table:table-cell table:number-matrix-columns-spanned="1" table:number-matrix-rows-spanned="1" table:formula="of:=SUM([.I3:.I31]&lt;[.$AM3:.$AM31])" office:value-type="float"/>
          <table:table-cell table:number-matrix-columns-spanned="1" table:number-matrix-rows-spanned="1" table:formula="of:=SUM([.J3:.J31]&lt;[.$AN3:.$AN31])" office:value-type="float"/>
          <table:table-cell table:number-matrix-columns-spanned="1" table:number-matrix-rows-spanned="1" table:formula="of:=SUM([.K3:.K31]&lt;[.$AO3:.$AO31])" office:value-type="float"/>
          <table:table-cell table:number-matrix-columns-spanned="1" table:number-matrix-rows-spanned="1" table:formula="of:=SUM([.L3:.L31]&lt;[.$AK3:.$AK31])" office:value-type="float"/>
          <table:table-cell table:number-matrix-columns-spanned="1" table:number-matrix-rows-spanned="1" table:formula="of:=SUM([.M3:.M31]&lt;[.$AL3:.$AL31])" office:value-type="float"/>
          <table:table-cell table:number-matrix-columns-spanned="1" table:number-matrix-rows-spanned="1" table:formula="of:=SUM([.N3:.N31]&lt;[.$AM3:.$AM31])" office:value-type="float"/>
          <table:table-cell table:number-matrix-columns-spanned="1" table:number-matrix-rows-spanned="1" table:formula="of:=SUM([.O3:.O31]&lt;[.$AN3:.$AN31])" office:value-type="float"/>
          <table:table-cell table:number-matrix-columns-spanned="1" table:number-matrix-rows-spanned="1" table:formula="of:=SUM([.P3:.P31]&lt;[.$AO3:.$AO31])" office:value-type="float"/>
          <table:table-cell table:number-matrix-columns-spanned="1" table:number-matrix-rows-spanned="1" table:formula="of:=SUM([.Q3:.Q31]&lt;[.$AK3:.$AK31])" office:value-type="float"/>
          <table:table-cell table:number-matrix-columns-spanned="1" table:number-matrix-rows-spanned="1" table:formula="of:=SUM([.R3:.R31]&lt;[.$AL3:.$AL31])" office:value-type="float"/>
          <table:table-cell table:number-matrix-columns-spanned="1" table:number-matrix-rows-spanned="1" table:formula="of:=SUM([.S3:.S31]&lt;[.$AM3:.$AM31])" office:value-type="float"/>
          <table:table-cell table:number-matrix-columns-spanned="1" table:number-matrix-rows-spanned="1" table:formula="of:=SUM([.T3:.T31]&lt;[.$AN3:.$AN31])" office:value-type="float"/>
          <table:table-cell table:number-matrix-columns-spanned="1" table:number-matrix-rows-spanned="1" table:formula="of:=SUM([.U3:.U31]&lt;[.$AO3:.$AO31])" office:value-type="float"/>
          <table:table-cell table:number-matrix-columns-spanned="1" table:number-matrix-rows-spanned="1" table:formula="of:=SUM([.V3:.V31]&lt;[.$AK3:.$AK31])" office:value-type="float"/>
          <table:table-cell table:number-matrix-columns-spanned="1" table:number-matrix-rows-spanned="1" table:formula="of:=SUM([.W3:.W31]&lt;[.$AL3:.$AL31])" office:value-type="float"/>
          <table:table-cell table:number-matrix-columns-spanned="1" table:number-matrix-rows-spanned="1" table:formula="of:=SUM([.X3:.X31]&lt;[.$AM3:.$AM31])" office:value-type="float"/>
          <table:table-cell table:number-matrix-columns-spanned="1" table:number-matrix-rows-spanned="1" table:formula="of:=SUM([.Y3:.Y31]&lt;[.$AN3:.$AN31])" office:value-type="float"/>
          <table:table-cell table:number-matrix-columns-spanned="1" table:number-matrix-rows-spanned="1" table:formula="of:=SUM([.Z3:.Z31]&lt;[.$AO3:.$AO31])" office:value-type="float"/>
          <table:table-cell table:number-matrix-columns-spanned="1" table:number-matrix-rows-spanned="1" table:formula="of:=SUM([.AA3:.AA31]&lt;[.$AK3:.$AK31])" office:value-type="float"/>
          <table:table-cell table:number-matrix-columns-spanned="1" table:number-matrix-rows-spanned="1" table:formula="of:=SUM([.AB3:.AB31]&lt;[.$AL3:.$AL31])" office:value-type="float"/>
          <table:table-cell table:number-matrix-columns-spanned="1" table:number-matrix-rows-spanned="1" table:formula="of:=SUM([.AC3:.AC31]&lt;[.$AM3:.$AM31])" office:value-type="float"/>
          <table:table-cell table:number-matrix-columns-spanned="1" table:number-matrix-rows-spanned="1" table:formula="of:=SUM([.AD3:.AD31]&lt;[.$AN3:.$AN31])" office:value-type="float"/>
          <table:table-cell table:number-matrix-columns-spanned="1" table:number-matrix-rows-spanned="1" table:formula="of:=SUM([.AE3:.AE31]&lt;[.$AO3:.$AO3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1]&gt;[.$AK3:.$AK31])" office:value-type="float"/>
          <table:table-cell table:number-matrix-columns-spanned="1" table:number-matrix-rows-spanned="1" table:formula="of:=SUM([.C3:.C31]&gt;[.$AL3:.$AL31])" office:value-type="float"/>
          <table:table-cell table:number-matrix-columns-spanned="1" table:number-matrix-rows-spanned="1" table:formula="of:=SUM([.D3:.D31]&gt;[.$AM3:.$AM31])" office:value-type="float"/>
          <table:table-cell table:number-matrix-columns-spanned="1" table:number-matrix-rows-spanned="1" table:formula="of:=SUM([.E3:.E31]&gt;[.$AN3:.$AN31])" office:value-type="float"/>
          <table:table-cell table:number-matrix-columns-spanned="1" table:number-matrix-rows-spanned="1" table:formula="of:=SUM([.F3:.F31]&gt;[.$AO3:.$AO31])" office:value-type="float"/>
          <table:table-cell table:number-matrix-columns-spanned="1" table:number-matrix-rows-spanned="1" table:formula="of:=SUM([.G3:.G31]&gt;[.$AK3:.$AK31])" office:value-type="float"/>
          <table:table-cell table:number-matrix-columns-spanned="1" table:number-matrix-rows-spanned="1" table:formula="of:=SUM([.H3:.H31]&gt;[.$AL3:.$AL31])" office:value-type="float"/>
          <table:table-cell table:number-matrix-columns-spanned="1" table:number-matrix-rows-spanned="1" table:formula="of:=SUM([.I3:.I31]&gt;[.$AM3:.$AM31])" office:value-type="float"/>
          <table:table-cell table:number-matrix-columns-spanned="1" table:number-matrix-rows-spanned="1" table:formula="of:=SUM([.J3:.J31]&gt;[.$AN3:.$AN31])" office:value-type="float"/>
          <table:table-cell table:number-matrix-columns-spanned="1" table:number-matrix-rows-spanned="1" table:formula="of:=SUM([.K3:.K31]&gt;[.$AO3:.$AO31])" office:value-type="float"/>
          <table:table-cell table:number-matrix-columns-spanned="1" table:number-matrix-rows-spanned="1" table:formula="of:=SUM([.L3:.L31]&gt;[.$AK3:.$AK31])" office:value-type="float"/>
          <table:table-cell table:number-matrix-columns-spanned="1" table:number-matrix-rows-spanned="1" table:formula="of:=SUM([.M3:.M31]&gt;[.$AL3:.$AL31])" office:value-type="float"/>
          <table:table-cell table:number-matrix-columns-spanned="1" table:number-matrix-rows-spanned="1" table:formula="of:=SUM([.N3:.N31]&gt;[.$AM3:.$AM31])" office:value-type="float"/>
          <table:table-cell table:number-matrix-columns-spanned="1" table:number-matrix-rows-spanned="1" table:formula="of:=SUM([.O3:.O31]&gt;[.$AN3:.$AN31])" office:value-type="float"/>
          <table:table-cell table:number-matrix-columns-spanned="1" table:number-matrix-rows-spanned="1" table:formula="of:=SUM([.P3:.P31]&gt;[.$AO3:.$AO31])" office:value-type="float"/>
          <table:table-cell table:number-matrix-columns-spanned="1" table:number-matrix-rows-spanned="1" table:formula="of:=SUM([.Q3:.Q31]&gt;[.$AK3:.$AK31])" office:value-type="float"/>
          <table:table-cell table:number-matrix-columns-spanned="1" table:number-matrix-rows-spanned="1" table:formula="of:=SUM([.R3:.R31]&gt;[.$AL3:.$AL31])" office:value-type="float"/>
          <table:table-cell table:number-matrix-columns-spanned="1" table:number-matrix-rows-spanned="1" table:formula="of:=SUM([.S3:.S31]&gt;[.$AM3:.$AM31])" office:value-type="float"/>
          <table:table-cell table:number-matrix-columns-spanned="1" table:number-matrix-rows-spanned="1" table:formula="of:=SUM([.T3:.T31]&gt;[.$AN3:.$AN31])" office:value-type="float"/>
          <table:table-cell table:number-matrix-columns-spanned="1" table:number-matrix-rows-spanned="1" table:formula="of:=SUM([.U3:.U31]&gt;[.$AO3:.$AO31])" office:value-type="float"/>
          <table:table-cell table:number-matrix-columns-spanned="1" table:number-matrix-rows-spanned="1" table:formula="of:=SUM([.V3:.V31]&gt;[.$AK3:.$AK31])" office:value-type="float"/>
          <table:table-cell table:number-matrix-columns-spanned="1" table:number-matrix-rows-spanned="1" table:formula="of:=SUM([.W3:.W31]&gt;[.$AL3:.$AL31])" office:value-type="float"/>
          <table:table-cell table:number-matrix-columns-spanned="1" table:number-matrix-rows-spanned="1" table:formula="of:=SUM([.X3:.X31]&gt;[.$AM3:.$AM31])" office:value-type="float"/>
          <table:table-cell table:number-matrix-columns-spanned="1" table:number-matrix-rows-spanned="1" table:formula="of:=SUM([.Y3:.Y31]&gt;[.$AN3:.$AN31])" office:value-type="float"/>
          <table:table-cell table:number-matrix-columns-spanned="1" table:number-matrix-rows-spanned="1" table:formula="of:=SUM([.Z3:.Z31]&gt;[.$AO3:.$AO31])" office:value-type="float"/>
          <table:table-cell table:number-matrix-columns-spanned="1" table:number-matrix-rows-spanned="1" table:formula="of:=SUM([.AA3:.AA31]&gt;[.$AK3:.$AK31])" office:value-type="float"/>
          <table:table-cell table:number-matrix-columns-spanned="1" table:number-matrix-rows-spanned="1" table:formula="of:=SUM([.AB3:.AB31]&gt;[.$AL3:.$AL31])" office:value-type="float"/>
          <table:table-cell table:number-matrix-columns-spanned="1" table:number-matrix-rows-spanned="1" table:formula="of:=SUM([.AC3:.AC31]&gt;[.$AM3:.$AM31])" office:value-type="float"/>
          <table:table-cell table:number-matrix-columns-spanned="1" table:number-matrix-rows-spanned="1" table:formula="of:=SUM([.AD3:.AD31]&gt;[.$AN3:.$AN31])" office:value-type="float"/>
          <table:table-cell table:number-matrix-columns-spanned="1" table:number-matrix-rows-spanned="1" table:formula="of:=SUM([.AE3:.AE31]&gt;[.$AO3:.$AO3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1]=[.$AP3:.$AP31])" office:value-type="float"/>
          <table:table-cell table:number-matrix-columns-spanned="1" table:number-matrix-rows-spanned="1" table:formula="of:=SUM([.C3:.C31]=[.$AQ3:.$AQ31])" office:value-type="float"/>
          <table:table-cell table:number-matrix-columns-spanned="1" table:number-matrix-rows-spanned="1" table:formula="of:=SUM([.D3:.D31]=[.$AR3:.$AR31])" office:value-type="float"/>
          <table:table-cell table:number-matrix-columns-spanned="1" table:number-matrix-rows-spanned="1" table:formula="of:=SUM([.E3:.E31]=[.$AS3:.$AS31])" office:value-type="float"/>
          <table:table-cell table:number-matrix-columns-spanned="1" table:number-matrix-rows-spanned="1" table:formula="of:=SUM([.F3:.F31]=[.$AT3:.$AT31])" office:value-type="float"/>
          <table:table-cell table:number-matrix-columns-spanned="1" table:number-matrix-rows-spanned="1" table:formula="of:=SUM([.G3:.G31]=[.$AP3:.$AP31])" office:value-type="float"/>
          <table:table-cell table:number-matrix-columns-spanned="1" table:number-matrix-rows-spanned="1" table:formula="of:=SUM([.H3:.H31]=[.$AQ3:.$AQ31])" office:value-type="float"/>
          <table:table-cell table:number-matrix-columns-spanned="1" table:number-matrix-rows-spanned="1" table:formula="of:=SUM([.I3:.I31]=[.$AR3:.$AR31])" office:value-type="float"/>
          <table:table-cell table:number-matrix-columns-spanned="1" table:number-matrix-rows-spanned="1" table:formula="of:=SUM([.J3:.J31]=[.$AS3:.$AS31])" office:value-type="float"/>
          <table:table-cell table:number-matrix-columns-spanned="1" table:number-matrix-rows-spanned="1" table:formula="of:=SUM([.K3:.K31]=[.$AT3:.$AT31])" office:value-type="float"/>
          <table:table-cell table:number-matrix-columns-spanned="1" table:number-matrix-rows-spanned="1" table:formula="of:=SUM([.L3:.L31]=[.$AP3:.$AP31])" office:value-type="float"/>
          <table:table-cell table:number-matrix-columns-spanned="1" table:number-matrix-rows-spanned="1" table:formula="of:=SUM([.M3:.M31]=[.$AQ3:.$AQ31])" office:value-type="float"/>
          <table:table-cell table:number-matrix-columns-spanned="1" table:number-matrix-rows-spanned="1" table:formula="of:=SUM([.N3:.N31]=[.$AR3:.$AR31])" office:value-type="float"/>
          <table:table-cell table:number-matrix-columns-spanned="1" table:number-matrix-rows-spanned="1" table:formula="of:=SUM([.O3:.O31]=[.$AS3:.$AS31])" office:value-type="float"/>
          <table:table-cell table:number-matrix-columns-spanned="1" table:number-matrix-rows-spanned="1" table:formula="of:=SUM([.P3:.P31]=[.$AT3:.$AT31])" office:value-type="float"/>
          <table:table-cell table:number-matrix-columns-spanned="1" table:number-matrix-rows-spanned="1" table:formula="of:=SUM([.Q3:.Q31]=[.$AP3:.$AP31])" office:value-type="float"/>
          <table:table-cell table:number-matrix-columns-spanned="1" table:number-matrix-rows-spanned="1" table:formula="of:=SUM([.R3:.R31]=[.$AQ3:.$AQ31])" office:value-type="float"/>
          <table:table-cell table:number-matrix-columns-spanned="1" table:number-matrix-rows-spanned="1" table:formula="of:=SUM([.S3:.S31]=[.$AR3:.$AR31])" office:value-type="float"/>
          <table:table-cell table:number-matrix-columns-spanned="1" table:number-matrix-rows-spanned="1" table:formula="of:=SUM([.T3:.T31]=[.$AS3:.$AS31])" office:value-type="float"/>
          <table:table-cell table:number-matrix-columns-spanned="1" table:number-matrix-rows-spanned="1" table:formula="of:=SUM([.U3:.U31]=[.$AT3:.$AT31])" office:value-type="float"/>
          <table:table-cell table:number-matrix-columns-spanned="1" table:number-matrix-rows-spanned="1" table:formula="of:=SUM([.V3:.V31]=[.$AP3:.$AP31])" office:value-type="float"/>
          <table:table-cell table:number-matrix-columns-spanned="1" table:number-matrix-rows-spanned="1" table:formula="of:=SUM([.W3:.W31]=[.$AQ3:.$AQ31])" office:value-type="float"/>
          <table:table-cell table:number-matrix-columns-spanned="1" table:number-matrix-rows-spanned="1" table:formula="of:=SUM([.X3:.X31]=[.$AR3:.$AR31])" office:value-type="float"/>
          <table:table-cell table:number-matrix-columns-spanned="1" table:number-matrix-rows-spanned="1" table:formula="of:=SUM([.Y3:.Y31]=[.$AS3:.$AS31])" office:value-type="float"/>
          <table:table-cell table:number-matrix-columns-spanned="1" table:number-matrix-rows-spanned="1" table:formula="of:=SUM([.Z3:.Z31]=[.$AT3:.$AT31])" office:value-type="float"/>
          <table:table-cell table:number-matrix-columns-spanned="1" table:number-matrix-rows-spanned="1" table:formula="of:=SUM([.AA3:.AA31]=[.$AP3:.$AP31])" office:value-type="float"/>
          <table:table-cell table:number-matrix-columns-spanned="1" table:number-matrix-rows-spanned="1" table:formula="of:=SUM([.AB3:.AB31]=[.$AQ3:.$AQ31])" office:value-type="float"/>
          <table:table-cell table:number-matrix-columns-spanned="1" table:number-matrix-rows-spanned="1" table:formula="of:=SUM([.AC3:.AC31]=[.$AR3:.$AR31])" office:value-type="float"/>
          <table:table-cell table:number-matrix-columns-spanned="1" table:number-matrix-rows-spanned="1" table:formula="of:=SUM([.AD3:.AD31]=[.$AS3:.$AS31])" office:value-type="float"/>
          <table:table-cell table:number-matrix-columns-spanned="1" table:number-matrix-rows-spanned="1" table:formula="of:=SUM([.AE3:.AE31]=[.$AT3:.$AT31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1])" office:value-type="float"/>
          <table:table-cell table:formula="of:=AVERAGE([Instances.C3:Instances.C31])" office:value-type="float"/>
          <table:table-cell table:formula="of:=SUM([Instances.D3:Instances.D31])" office:value-type="float"/>
          <table:table-cell table:formula="of:=AVERAGE([Instances.E3:Instances.E31])" office:value-type="float"/>
          <table:table-cell table:formula="of:=AVERAGE([Instances.F3:Instances.F31])" office:value-type="float"/>
          <table:table-cell table:formula="of:=AVERAGE([Instances.G3:Instances.G31])" office:value-type="float"/>
          <table:table-cell table:formula="of:=AVERAGE([Instances.H3:Instances.H31])" office:value-type="float"/>
          <table:table-cell table:formula="of:=SUM([Instances.I3:Instances.I31])" office:value-type="float"/>
          <table:table-cell table:formula="of:=AVERAGE([Instances.J3:Instances.J31])" office:value-type="float"/>
          <table:table-cell table:formula="of:=AVERAGE([Instances.K3:Instances.K31])" office:value-type="float"/>
          <table:table-cell table:formula="of:=AVERAGE([Instances.L3:Instances.L31])" office:value-type="float"/>
          <table:table-cell table:formula="of:=AVERAGE([Instances.M3:Instances.M31])" office:value-type="float"/>
          <table:table-cell table:formula="of:=SUM([Instances.N3:Instances.N31])" office:value-type="float"/>
          <table:table-cell table:formula="of:=AVERAGE([Instances.O3:Instances.O31])" office:value-type="float"/>
          <table:table-cell table:formula="of:=AVERAGE([Instances.P3:Instances.P31])" office:value-type="float"/>
          <table:table-cell table:formula="of:=AVERAGE([Instances.Q3:Instances.Q31])" office:value-type="float"/>
          <table:table-cell table:formula="of:=AVERAGE([Instances.R3:Instances.R31])" office:value-type="float"/>
          <table:table-cell table:formula="of:=SUM([Instances.S3:Instances.S31])" office:value-type="float"/>
          <table:table-cell table:formula="of:=AVERAGE([Instances.T3:Instances.T31])" office:value-type="float"/>
          <table:table-cell table:formula="of:=AVERAGE([Instances.U3:Instances.U31])" office:value-type="float"/>
          <table:table-cell table:formula="of:=AVERAGE([Instances.V3:Instances.V31])" office:value-type="float"/>
          <table:table-cell table:formula="of:=AVERAGE([Instances.W3:Instances.W31])" office:value-type="float"/>
          <table:table-cell table:formula="of:=SUM([Instances.X3:Instances.X31])" office:value-type="float"/>
          <table:table-cell table:formula="of:=AVERAGE([Instances.Y3:Instances.Y31])" office:value-type="float"/>
          <table:table-cell table:formula="of:=AVERAGE([Instances.Z3:Instances.Z31])" office:value-type="float"/>
          <table:table-cell table:formula="of:=AVERAGE([Instances.AA3:Instances.AA31])" office:value-type="float"/>
          <table:table-cell table:formula="of:=AVERAGE([Instances.AB3:Instances.AB31])" office:value-type="float"/>
          <table:table-cell table:formula="of:=SUM([Instances.AC3:Instances.AC31])" office:value-type="float"/>
          <table:table-cell table:formula="of:=AVERAGE([Instances.AD3:Instances.AD31])" office:value-type="float"/>
          <table:table-cell table:formula="of:=AVERAGE([Instances.AE3:Instances.AE31])" office:value-type="float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F3:.$AF3])^2)^0.5" office:value-type="float"/>
          <table:table-cell table:number-matrix-columns-spanned="1" table:number-matrix-rows-spanned="1" table:formula="of:=SUM(([.C3:.C3]-[.$AG3:.$AG3])^2)^0.5" office:value-type="float"/>
          <table:table-cell table:number-matrix-columns-spanned="1" table:number-matrix-rows-spanned="1" table:formula="of:=SUM(([.D3:.D3]-[.$AH3:.$AH3])^2)^0.5" office:value-type="float"/>
          <table:table-cell table:number-matrix-columns-spanned="1" table:number-matrix-rows-spanned="1" table:formula="of:=SUM(([.E3:.E3]-[.$AI3:.$AI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F3:.$AF3])^2)^0.5" office:value-type="float"/>
          <table:table-cell table:number-matrix-columns-spanned="1" table:number-matrix-rows-spanned="1" table:formula="of:=SUM(([.H3:.H3]-[.$AG3:.$AG3])^2)^0.5" office:value-type="float"/>
          <table:table-cell table:number-matrix-columns-spanned="1" table:number-matrix-rows-spanned="1" table:formula="of:=SUM(([.I3:.I3]-[.$AH3:.$AH3])^2)^0.5" office:value-type="float"/>
          <table:table-cell table:number-matrix-columns-spanned="1" table:number-matrix-rows-spanned="1" table:formula="of:=SUM(([.J3:.J3]-[.$AI3:.$AI3])^2)^0.5" office:value-type="float"/>
          <table:table-cell table:number-matrix-columns-spanned="1" table:number-matrix-rows-spanned="1" table:formula="of:=SUM(([.K3:.K3]-[.$AJ3:.$AJ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F3:.$AF3])^2)^0.5" office:value-type="float"/>
          <table:table-cell table:number-matrix-columns-spanned="1" table:number-matrix-rows-spanned="1" table:formula="of:=SUM(([.R3:.R3]-[.$AG3:.$AG3])^2)^0.5" office:value-type="float"/>
          <table:table-cell table:number-matrix-columns-spanned="1" table:number-matrix-rows-spanned="1" table:formula="of:=SUM(([.S3:.S3]-[.$AH3:.$AH3])^2)^0.5" office:value-type="float"/>
          <table:table-cell table:number-matrix-columns-spanned="1" table:number-matrix-rows-spanned="1" table:formula="of:=SUM(([.T3:.T3]-[.$AI3:.$AI3])^2)^0.5" office:value-type="float"/>
          <table:table-cell table:number-matrix-columns-spanned="1" table:number-matrix-rows-spanned="1" table:formula="of:=SUM(([.U3:.U3]-[.$AJ3:.$AJ3])^2)^0.5" office:value-type="float"/>
          <table:table-cell table:number-matrix-columns-spanned="1" table:number-matrix-rows-spanned="1" table:formula="of:=SUM(([.V3:.V3]-[.$AF3:.$AF3])^2)^0.5" office:value-type="float"/>
          <table:table-cell table:number-matrix-columns-spanned="1" table:number-matrix-rows-spanned="1" table:formula="of:=SUM(([.W3:.W3]-[.$AG3:.$AG3])^2)^0.5" office:value-type="float"/>
          <table:table-cell table:number-matrix-columns-spanned="1" table:number-matrix-rows-spanned="1" table:formula="of:=SUM(([.X3:.X3]-[.$AH3:.$AH3])^2)^0.5" office:value-type="float"/>
          <table:table-cell table:number-matrix-columns-spanned="1" table:number-matrix-rows-spanned="1" table:formula="of:=SUM(([.Y3:.Y3]-[.$AI3:.$AI3])^2)^0.5" office:value-type="float"/>
          <table:table-cell table:number-matrix-columns-spanned="1" table:number-matrix-rows-spanned="1" table:formula="of:=SUM(([.Z3:.Z3]-[.$AJ3:.$AJ3])^2)^0.5" office:value-type="float"/>
          <table:table-cell table:number-matrix-columns-spanned="1" table:number-matrix-rows-spanned="1" table:formula="of:=SUM(([.AA3:.AA3]-[.$AF3:.$AF3])^2)^0.5" office:value-type="float"/>
          <table:table-cell table:number-matrix-columns-spanned="1" table:number-matrix-rows-spanned="1" table:formula="of:=SUM(([.AB3:.AB3]-[.$AG3:.$AG3])^2)^0.5" office:value-type="float"/>
          <table:table-cell table:number-matrix-columns-spanned="1" table:number-matrix-rows-spanned="1" table:formula="of:=SUM(([.AC3:.AC3]-[.$AH3:.$AH3])^2)^0.5" office:value-type="float"/>
          <table:table-cell table:number-matrix-columns-spanned="1" table:number-matrix-rows-spanned="1" table:formula="of:=SUM(([.AD3:.AD3]-[.$AI3:.$AI3])^2)^0.5" office:value-type="float"/>
          <table:table-cell table:number-matrix-columns-spanned="1" table:number-matrix-rows-spanned="1" table:formula="of:=SUM(([.AE3:.AE3]-[.$AJ3:.$AJ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F3:.$AF3])" office:value-type="float"/>
          <table:table-cell table:number-matrix-columns-spanned="1" table:number-matrix-rows-spanned="1" table:formula="of:=SUM([.H3:.H3]=[.$AG3:.$AG3])" office:value-type="float"/>
          <table:table-cell table:number-matrix-columns-spanned="1" table:number-matrix-rows-spanned="1" table:formula="of:=SUM([.I3:.I3]=[.$AH3:.$AH3])" office:value-type="float"/>
          <table:table-cell table:number-matrix-columns-spanned="1" table:number-matrix-rows-spanned="1" table:formula="of:=SUM([.J3:.J3]=[.$AI3:.$AI3])" office:value-type="float"/>
          <table:table-cell table:number-matrix-columns-spanned="1" table:number-matrix-rows-spanned="1" table:formula="of:=SUM([.K3:.K3]=[.$AJ3:.$AJ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F3:.$AF3])" office:value-type="float"/>
          <table:table-cell table:number-matrix-columns-spanned="1" table:number-matrix-rows-spanned="1" table:formula="of:=SUM([.R3:.R3]=[.$AG3:.$AG3])" office:value-type="float"/>
          <table:table-cell table:number-matrix-columns-spanned="1" table:number-matrix-rows-spanned="1" table:formula="of:=SUM([.S3:.S3]=[.$AH3:.$AH3])" office:value-type="float"/>
          <table:table-cell table:number-matrix-columns-spanned="1" table:number-matrix-rows-spanned="1" table:formula="of:=SUM([.T3:.T3]=[.$AI3:.$AI3])" office:value-type="float"/>
          <table:table-cell table:number-matrix-columns-spanned="1" table:number-matrix-rows-spanned="1" table:formula="of:=SUM([.U3:.U3]=[.$AJ3:.$AJ3])" office:value-type="float"/>
          <table:table-cell table:number-matrix-columns-spanned="1" table:number-matrix-rows-spanned="1" table:formula="of:=SUM([.V3:.V3]=[.$AF3:.$AF3])" office:value-type="float"/>
          <table:table-cell table:number-matrix-columns-spanned="1" table:number-matrix-rows-spanned="1" table:formula="of:=SUM([.W3:.W3]=[.$AG3:.$AG3])" office:value-type="float"/>
          <table:table-cell table:number-matrix-columns-spanned="1" table:number-matrix-rows-spanned="1" table:formula="of:=SUM([.X3:.X3]=[.$AH3:.$AH3])" office:value-type="float"/>
          <table:table-cell table:number-matrix-columns-spanned="1" table:number-matrix-rows-spanned="1" table:formula="of:=SUM([.Y3:.Y3]=[.$AI3:.$AI3])" office:value-type="float"/>
          <table:table-cell table:number-matrix-columns-spanned="1" table:number-matrix-rows-spanned="1" table:formula="of:=SUM([.Z3:.Z3]=[.$AJ3:.$AJ3])" office:value-type="float"/>
          <table:table-cell table:number-matrix-columns-spanned="1" table:number-matrix-rows-spanned="1" table:formula="of:=SUM([.AA3:.AA3]=[.$AF3:.$AF3])" office:value-type="float"/>
          <table:table-cell table:number-matrix-columns-spanned="1" table:number-matrix-rows-spanned="1" table:formula="of:=SUM([.AB3:.AB3]=[.$AG3:.$AG3])" office:value-type="float"/>
          <table:table-cell table:number-matrix-columns-spanned="1" table:number-matrix-rows-spanned="1" table:formula="of:=SUM([.AC3:.AC3]=[.$AH3:.$AH3])" office:value-type="float"/>
          <table:table-cell table:number-matrix-columns-spanned="1" table:number-matrix-rows-spanned="1" table:formula="of:=SUM([.AD3:.AD3]=[.$AI3:.$AI3])" office:value-type="float"/>
          <table:table-cell table:number-matrix-columns-spanned="1" table:number-matrix-rows-spanned="1" table:formula="of:=SUM([.AE3:.AE3]=[.$AJ3:.$AJ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K3:.$AK3])" office:value-type="float"/>
          <table:table-cell table:number-matrix-columns-spanned="1" table:number-matrix-rows-spanned="1" table:formula="of:=SUM([.C3:.C3]&lt;[.$AL3:.$AL3])" office:value-type="float"/>
          <table:table-cell table:number-matrix-columns-spanned="1" table:number-matrix-rows-spanned="1" table:formula="of:=SUM([.D3:.D3]&lt;[.$AM3:.$AM3])" office:value-type="float"/>
          <table:table-cell table:number-matrix-columns-spanned="1" table:number-matrix-rows-spanned="1" table:formula="of:=SUM([.E3:.E3]&lt;[.$AN3:.$AN3])" office:value-type="float"/>
          <table:table-cell table:number-matrix-columns-spanned="1" table:number-matrix-rows-spanned="1" table:formula="of:=SUM([.F3:.F3]&lt;[.$AO3:.$AO3])" office:value-type="float"/>
          <table:table-cell table:number-matrix-columns-spanned="1" table:number-matrix-rows-spanned="1" table:formula="of:=SUM([.G3:.G3]&lt;[.$AK3:.$AK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K3:.$AK3])" office:value-type="float"/>
          <table:table-cell table:number-matrix-columns-spanned="1" table:number-matrix-rows-spanned="1" table:formula="of:=SUM([.M3:.M3]&lt;[.$AL3:.$AL3])" office:value-type="float"/>
          <table:table-cell table:number-matrix-columns-spanned="1" table:number-matrix-rows-spanned="1" table:formula="of:=SUM([.N3:.N3]&lt;[.$AM3:.$AM3])" office:value-type="float"/>
          <table:table-cell table:number-matrix-columns-spanned="1" table:number-matrix-rows-spanned="1" table:formula="of:=SUM([.O3:.O3]&lt;[.$AN3:.$AN3])" office:value-type="float"/>
          <table:table-cell table:number-matrix-columns-spanned="1" table:number-matrix-rows-spanned="1" table:formula="of:=SUM([.P3:.P3]&lt;[.$AO3:.$AO3])" office:value-type="float"/>
          <table:table-cell table:number-matrix-columns-spanned="1" table:number-matrix-rows-spanned="1" table:formula="of:=SUM([.Q3:.Q3]&lt;[.$AK3:.$AK3])" office:value-type="float"/>
          <table:table-cell table:number-matrix-columns-spanned="1" table:number-matrix-rows-spanned="1" table:formula="of:=SUM([.R3:.R3]&lt;[.$AL3:.$AL3])" office:value-type="float"/>
          <table:table-cell table:number-matrix-columns-spanned="1" table:number-matrix-rows-spanned="1" table:formula="of:=SUM([.S3:.S3]&lt;[.$AM3:.$AM3])" office:value-type="float"/>
          <table:table-cell table:number-matrix-columns-spanned="1" table:number-matrix-rows-spanned="1" table:formula="of:=SUM([.T3:.T3]&lt;[.$AN3:.$AN3])" office:value-type="float"/>
          <table:table-cell table:number-matrix-columns-spanned="1" table:number-matrix-rows-spanned="1" table:formula="of:=SUM([.U3:.U3]&lt;[.$AO3:.$AO3])" office:value-type="float"/>
          <table:table-cell table:number-matrix-columns-spanned="1" table:number-matrix-rows-spanned="1" table:formula="of:=SUM([.V3:.V3]&lt;[.$AK3:.$AK3])" office:value-type="float"/>
          <table:table-cell table:number-matrix-columns-spanned="1" table:number-matrix-rows-spanned="1" table:formula="of:=SUM([.W3:.W3]&lt;[.$AL3:.$AL3])" office:value-type="float"/>
          <table:table-cell table:number-matrix-columns-spanned="1" table:number-matrix-rows-spanned="1" table:formula="of:=SUM([.X3:.X3]&lt;[.$AM3:.$AM3])" office:value-type="float"/>
          <table:table-cell table:number-matrix-columns-spanned="1" table:number-matrix-rows-spanned="1" table:formula="of:=SUM([.Y3:.Y3]&lt;[.$AN3:.$AN3])" office:value-type="float"/>
          <table:table-cell table:number-matrix-columns-spanned="1" table:number-matrix-rows-spanned="1" table:formula="of:=SUM([.Z3:.Z3]&lt;[.$AO3:.$AO3])" office:value-type="float"/>
          <table:table-cell table:number-matrix-columns-spanned="1" table:number-matrix-rows-spanned="1" table:formula="of:=SUM([.AA3:.AA3]&lt;[.$AK3:.$AK3])" office:value-type="float"/>
          <table:table-cell table:number-matrix-columns-spanned="1" table:number-matrix-rows-spanned="1" table:formula="of:=SUM([.AB3:.AB3]&lt;[.$AL3:.$AL3])" office:value-type="float"/>
          <table:table-cell table:number-matrix-columns-spanned="1" table:number-matrix-rows-spanned="1" table:formula="of:=SUM([.AC3:.AC3]&lt;[.$AM3:.$AM3])" office:value-type="float"/>
          <table:table-cell table:number-matrix-columns-spanned="1" table:number-matrix-rows-spanned="1" table:formula="of:=SUM([.AD3:.AD3]&lt;[.$AN3:.$AN3])" office:value-type="float"/>
          <table:table-cell table:number-matrix-columns-spanned="1" table:number-matrix-rows-spanned="1" table:formula="of:=SUM([.AE3:.AE3]&lt;[.$AO3:.$AO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K3:.$AK3])" office:value-type="float"/>
          <table:table-cell table:number-matrix-columns-spanned="1" table:number-matrix-rows-spanned="1" table:formula="of:=SUM([.C3:.C3]&gt;[.$AL3:.$AL3])" office:value-type="float"/>
          <table:table-cell table:number-matrix-columns-spanned="1" table:number-matrix-rows-spanned="1" table:formula="of:=SUM([.D3:.D3]&gt;[.$AM3:.$AM3])" office:value-type="float"/>
          <table:table-cell table:number-matrix-columns-spanned="1" table:number-matrix-rows-spanned="1" table:formula="of:=SUM([.E3:.E3]&gt;[.$AN3:.$AN3])" office:value-type="float"/>
          <table:table-cell table:number-matrix-columns-spanned="1" table:number-matrix-rows-spanned="1" table:formula="of:=SUM([.F3:.F3]&gt;[.$AO3:.$AO3])" office:value-type="float"/>
          <table:table-cell table:number-matrix-columns-spanned="1" table:number-matrix-rows-spanned="1" table:formula="of:=SUM([.G3:.G3]&gt;[.$AK3:.$AK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K3:.$AK3])" office:value-type="float"/>
          <table:table-cell table:number-matrix-columns-spanned="1" table:number-matrix-rows-spanned="1" table:formula="of:=SUM([.M3:.M3]&gt;[.$AL3:.$AL3])" office:value-type="float"/>
          <table:table-cell table:number-matrix-columns-spanned="1" table:number-matrix-rows-spanned="1" table:formula="of:=SUM([.N3:.N3]&gt;[.$AM3:.$AM3])" office:value-type="float"/>
          <table:table-cell table:number-matrix-columns-spanned="1" table:number-matrix-rows-spanned="1" table:formula="of:=SUM([.O3:.O3]&gt;[.$AN3:.$AN3])" office:value-type="float"/>
          <table:table-cell table:number-matrix-columns-spanned="1" table:number-matrix-rows-spanned="1" table:formula="of:=SUM([.P3:.P3]&gt;[.$AO3:.$AO3])" office:value-type="float"/>
          <table:table-cell table:number-matrix-columns-spanned="1" table:number-matrix-rows-spanned="1" table:formula="of:=SUM([.Q3:.Q3]&gt;[.$AK3:.$AK3])" office:value-type="float"/>
          <table:table-cell table:number-matrix-columns-spanned="1" table:number-matrix-rows-spanned="1" table:formula="of:=SUM([.R3:.R3]&gt;[.$AL3:.$AL3])" office:value-type="float"/>
          <table:table-cell table:number-matrix-columns-spanned="1" table:number-matrix-rows-spanned="1" table:formula="of:=SUM([.S3:.S3]&gt;[.$AM3:.$AM3])" office:value-type="float"/>
          <table:table-cell table:number-matrix-columns-spanned="1" table:number-matrix-rows-spanned="1" table:formula="of:=SUM([.T3:.T3]&gt;[.$AN3:.$AN3])" office:value-type="float"/>
          <table:table-cell table:number-matrix-columns-spanned="1" table:number-matrix-rows-spanned="1" table:formula="of:=SUM([.U3:.U3]&gt;[.$AO3:.$AO3])" office:value-type="float"/>
          <table:table-cell table:number-matrix-columns-spanned="1" table:number-matrix-rows-spanned="1" table:formula="of:=SUM([.V3:.V3]&gt;[.$AK3:.$AK3])" office:value-type="float"/>
          <table:table-cell table:number-matrix-columns-spanned="1" table:number-matrix-rows-spanned="1" table:formula="of:=SUM([.W3:.W3]&gt;[.$AL3:.$AL3])" office:value-type="float"/>
          <table:table-cell table:number-matrix-columns-spanned="1" table:number-matrix-rows-spanned="1" table:formula="of:=SUM([.X3:.X3]&gt;[.$AM3:.$AM3])" office:value-type="float"/>
          <table:table-cell table:number-matrix-columns-spanned="1" table:number-matrix-rows-spanned="1" table:formula="of:=SUM([.Y3:.Y3]&gt;[.$AN3:.$AN3])" office:value-type="float"/>
          <table:table-cell table:number-matrix-columns-spanned="1" table:number-matrix-rows-spanned="1" table:formula="of:=SUM([.Z3:.Z3]&gt;[.$AO3:.$AO3])" office:value-type="float"/>
          <table:table-cell table:number-matrix-columns-spanned="1" table:number-matrix-rows-spanned="1" table:formula="of:=SUM([.AA3:.AA3]&gt;[.$AK3:.$AK3])" office:value-type="float"/>
          <table:table-cell table:number-matrix-columns-spanned="1" table:number-matrix-rows-spanned="1" table:formula="of:=SUM([.AB3:.AB3]&gt;[.$AL3:.$AL3])" office:value-type="float"/>
          <table:table-cell table:number-matrix-columns-spanned="1" table:number-matrix-rows-spanned="1" table:formula="of:=SUM([.AC3:.AC3]&gt;[.$AM3:.$AM3])" office:value-type="float"/>
          <table:table-cell table:number-matrix-columns-spanned="1" table:number-matrix-rows-spanned="1" table:formula="of:=SUM([.AD3:.AD3]&gt;[.$AN3:.$AN3])" office:value-type="float"/>
          <table:table-cell table:number-matrix-columns-spanned="1" table:number-matrix-rows-spanned="1" table:formula="of:=SUM([.AE3:.AE3]&gt;[.$AO3:.$AO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P3:.$AP3])" office:value-type="float"/>
          <table:table-cell table:number-matrix-columns-spanned="1" table:number-matrix-rows-spanned="1" table:formula="of:=SUM([.C3:.C3]=[.$AQ3:.$AQ3])" office:value-type="float"/>
          <table:table-cell table:number-matrix-columns-spanned="1" table:number-matrix-rows-spanned="1" table:formula="of:=SUM([.D3:.D3]=[.$AR3:.$AR3])" office:value-type="float"/>
          <table:table-cell table:number-matrix-columns-spanned="1" table:number-matrix-rows-spanned="1" table:formula="of:=SUM([.E3:.E3]=[.$AS3:.$AS3])" office:value-type="float"/>
          <table:table-cell table:number-matrix-columns-spanned="1" table:number-matrix-rows-spanned="1" table:formula="of:=SUM([.F3:.F3]=[.$AT3:.$AT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Q3:.$AQ3])" office:value-type="float"/>
          <table:table-cell table:number-matrix-columns-spanned="1" table:number-matrix-rows-spanned="1" table:formula="of:=SUM([.I3:.I3]=[.$AR3:.$AR3])" office:value-type="float"/>
          <table:table-cell table:number-matrix-columns-spanned="1" table:number-matrix-rows-spanned="1" table:formula="of:=SUM([.J3:.J3]=[.$AS3:.$AS3])" office:value-type="float"/>
          <table:table-cell table:number-matrix-columns-spanned="1" table:number-matrix-rows-spanned="1" table:formula="of:=SUM([.K3:.K3]=[.$AT3:.$AT3])" office:value-type="float"/>
          <table:table-cell table:number-matrix-columns-spanned="1" table:number-matrix-rows-spanned="1" table:formula="of:=SUM([.L3:.L3]=[.$AP3:.$AP3])" office:value-type="float"/>
          <table:table-cell table:number-matrix-columns-spanned="1" table:number-matrix-rows-spanned="1" table:formula="of:=SUM([.M3:.M3]=[.$AQ3:.$AQ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P3:.$AP3])" office:value-type="float"/>
          <table:table-cell table:number-matrix-columns-spanned="1" table:number-matrix-rows-spanned="1" table:formula="of:=SUM([.R3:.R3]=[.$AQ3:.$AQ3])" office:value-type="float"/>
          <table:table-cell table:number-matrix-columns-spanned="1" table:number-matrix-rows-spanned="1" table:formula="of:=SUM([.S3:.S3]=[.$AR3:.$AR3])" office:value-type="float"/>
          <table:table-cell table:number-matrix-columns-spanned="1" table:number-matrix-rows-spanned="1" table:formula="of:=SUM([.T3:.T3]=[.$AS3:.$AS3])" office:value-type="float"/>
          <table:table-cell table:number-matrix-columns-spanned="1" table:number-matrix-rows-spanned="1" table:formula="of:=SUM([.U3:.U3]=[.$AT3:.$AT3])" office:value-type="float"/>
          <table:table-cell table:number-matrix-columns-spanned="1" table:number-matrix-rows-spanned="1" table:formula="of:=SUM([.V3:.V3]=[.$AP3:.$AP3])" office:value-type="float"/>
          <table:table-cell table:number-matrix-columns-spanned="1" table:number-matrix-rows-spanned="1" table:formula="of:=SUM([.W3:.W3]=[.$AQ3:.$AQ3])" office:value-type="float"/>
          <table:table-cell table:number-matrix-columns-spanned="1" table:number-matrix-rows-spanned="1" table:formula="of:=SUM([.X3:.X3]=[.$AR3:.$AR3])" office:value-type="float"/>
          <table:table-cell table:number-matrix-columns-spanned="1" table:number-matrix-rows-spanned="1" table:formula="of:=SUM([.Y3:.Y3]=[.$AS3:.$AS3])" office:value-type="float"/>
          <table:table-cell table:number-matrix-columns-spanned="1" table:number-matrix-rows-spanned="1" table:formula="of:=SUM([.Z3:.Z3]=[.$AT3:.$AT3])" office:value-type="float"/>
          <table:table-cell table:number-matrix-columns-spanned="1" table:number-matrix-rows-spanned="1" table:formula="of:=SUM([.AA3:.AA3]=[.$AP3:.$AP3])" office:value-type="float"/>
          <table:table-cell table:number-matrix-columns-spanned="1" table:number-matrix-rows-spanned="1" table:formula="of:=SUM([.AB3:.AB3]=[.$AQ3:.$AQ3])" office:value-type="float"/>
          <table:table-cell table:number-matrix-columns-spanned="1" table:number-matrix-rows-spanned="1" table:formula="of:=SUM([.AC3:.AC3]=[.$AR3:.$AR3])" office:value-type="float"/>
          <table:table-cell table:number-matrix-columns-spanned="1" table:number-matrix-rows-spanned="1" table:formula="of:=SUM([.AD3:.AD3]=[.$AS3:.$AS3])" office:value-type="float"/>
          <table:table-cell table:number-matrix-columns-spanned="1" table:number-matrix-rows-spanned="1" table:formula="of:=SUM([.AE3:.AE3]=[.$AT3:.$AT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